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style:min-row-height="0.138cm" fo:keep-together="auto"/>
    </style:style>
    <style:style style:name="Table1.A121"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3e9850c"/>
    </style:style>
    <style:style style:name="P46" style:family="paragraph" style:parent-style-name="Text_20_body">
      <style:text-properties officeooo:paragraph-rsid="4451193f"/>
    </style:style>
    <style:style style:name="P47" style:family="paragraph" style:parent-style-name="Text_20_body">
      <style:text-properties officeooo:paragraph-rsid="44513ef1"/>
    </style:style>
    <style:style style:name="P48" style:family="paragraph" style:parent-style-name="Text_20_body">
      <style:text-properties officeooo:paragraph-rsid="445aa832"/>
    </style:style>
    <style:style style:name="P49" style:family="paragraph" style:parent-style-name="Text_20_body">
      <style:text-properties officeooo:paragraph-rsid="43a77841"/>
    </style:style>
    <style:style style:name="P50" style:family="paragraph" style:parent-style-name="Text_20_body">
      <style:text-properties officeooo:paragraph-rsid="44020339"/>
    </style:style>
    <style:style style:name="P51" style:family="paragraph" style:parent-style-name="Text_20_body">
      <style:text-properties officeooo:paragraph-rsid="440e3861"/>
    </style:style>
    <style:style style:name="P52" style:family="paragraph" style:parent-style-name="Text_20_body">
      <style:text-properties officeooo:rsid="432ce3f8" officeooo:paragraph-rsid="446eb8ca"/>
    </style:style>
    <style:style style:name="P53" style:family="paragraph" style:parent-style-name="Text_20_body">
      <style:text-properties officeooo:paragraph-rsid="446eb8ca"/>
    </style:style>
    <style:style style:name="P54" style:family="paragraph" style:parent-style-name="Text_20_body">
      <style:text-properties officeooo:rsid="446eb8ca" officeooo:paragraph-rsid="446eb8ca"/>
    </style:style>
    <style:style style:name="P55" style:family="paragraph" style:parent-style-name="Text_20_body">
      <style:text-properties officeooo:rsid="44104000" officeooo:paragraph-rsid="44104000"/>
    </style:style>
    <style:style style:name="P56" style:family="paragraph" style:parent-style-name="Text_20_body">
      <style:text-properties officeooo:paragraph-rsid="44771d94"/>
    </style:style>
    <style:style style:name="P57" style:family="paragraph" style:parent-style-name="Text_20_body">
      <style:text-properties officeooo:paragraph-rsid="4480c175"/>
    </style:style>
    <style:style style:name="P58" style:family="paragraph" style:parent-style-name="Text_20_body">
      <style:text-properties officeooo:rsid="4480c175" officeooo:paragraph-rsid="4480c175"/>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42f0df73"/>
    </style:style>
    <style:style style:name="P61" style:family="paragraph" style:parent-style-name="Table_20_Contents">
      <style:paragraph-properties fo:text-align="center" style:justify-single-word="false"/>
      <style:text-properties officeooo:paragraph-rsid="43e1de77"/>
    </style:style>
    <style:style style:name="P62" style:family="paragraph" style:parent-style-name="Table_20_Contents">
      <style:paragraph-properties fo:text-align="center" style:justify-single-word="false"/>
      <style:text-properties officeooo:paragraph-rsid="43bc8ce0"/>
    </style:style>
    <style:style style:name="P63" style:family="paragraph" style:parent-style-name="Table_20_Contents">
      <style:paragraph-properties fo:text-align="center" style:justify-single-word="false"/>
      <style:text-properties officeooo:paragraph-rsid="43be0f7b"/>
    </style:style>
    <style:style style:name="P64" style:family="paragraph" style:parent-style-name="Table_20_Contents">
      <style:paragraph-properties fo:text-align="center" style:justify-single-word="false"/>
      <style:text-properties officeooo:paragraph-rsid="43bebc20"/>
    </style:style>
    <style:style style:name="P65" style:family="paragraph" style:parent-style-name="Table_20_Contents">
      <style:paragraph-properties fo:text-align="center" style:justify-single-word="false"/>
      <style:text-properties officeooo:paragraph-rsid="447c3df5"/>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80" style:family="paragraph" style:parent-style-name="Table_20_Contents">
      <style:paragraph-properties fo:text-align="center" style:justify-single-word="false"/>
      <style:text-properties officeooo:rsid="1078fd37" officeooo:paragraph-rsid="42f0df73"/>
    </style:style>
    <style:style style:name="P81" style:family="paragraph" style:parent-style-name="Table_20_Contents">
      <style:text-properties officeooo:rsid="1078fd37" officeooo:paragraph-rsid="42f0df73"/>
    </style:style>
    <style:style style:name="P82" style:family="paragraph" style:parent-style-name="Table_20_Contents">
      <style:paragraph-properties fo:text-align="center" style:justify-single-word="false"/>
      <style:text-properties officeooo:rsid="012e0234" officeooo:paragraph-rsid="42f0df73"/>
    </style:style>
    <style:style style:name="P83"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4"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5"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6"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7"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8"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9"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90"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1"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2" style:family="paragraph" style:parent-style-name="Table_20_Contents">
      <style:text-properties fo:language="cs" fo:country="CZ" officeooo:rsid="1038e041" officeooo:paragraph-rsid="42f0df73"/>
    </style:style>
    <style:style style:name="P93" style:family="paragraph" style:parent-style-name="Table_20_Contents">
      <style:paragraph-properties fo:text-align="center" style:justify-single-word="false"/>
      <style:text-properties officeooo:rsid="101909b3" officeooo:paragraph-rsid="42f0df73"/>
    </style:style>
    <style:style style:name="P94" style:family="paragraph" style:parent-style-name="Table_20_Contents">
      <style:text-properties officeooo:rsid="101909b3" officeooo:paragraph-rsid="42f0df73"/>
    </style:style>
    <style:style style:name="P95" style:family="paragraph" style:parent-style-name="Table_20_Contents">
      <style:text-properties officeooo:rsid="101909b3" officeooo:paragraph-rsid="441ae4da"/>
    </style:style>
    <style:style style:name="P96" style:family="paragraph" style:parent-style-name="Table_20_Contents">
      <style:text-properties officeooo:rsid="141a017a" officeooo:paragraph-rsid="42f0df73"/>
    </style:style>
    <style:style style:name="P97" style:family="paragraph" style:parent-style-name="Table_20_Contents">
      <style:paragraph-properties fo:text-align="center" style:justify-single-word="false"/>
      <style:text-properties officeooo:rsid="103b4f81" officeooo:paragraph-rsid="42f0df73"/>
    </style:style>
    <style:style style:name="P98" style:family="paragraph" style:parent-style-name="Table_20_Contents">
      <style:text-properties officeooo:rsid="103b4f81" officeooo:paragraph-rsid="42f0df73"/>
    </style:style>
    <style:style style:name="P99" style:family="paragraph" style:parent-style-name="Table_20_Contents">
      <style:paragraph-properties fo:text-align="center" style:justify-single-word="false"/>
      <style:text-properties officeooo:rsid="105d7dfc" officeooo:paragraph-rsid="42f0df73"/>
    </style:style>
    <style:style style:name="P100" style:family="paragraph" style:parent-style-name="Table_20_Contents">
      <style:paragraph-properties fo:text-align="center" style:justify-single-word="false"/>
      <style:text-properties officeooo:rsid="10612ca1" officeooo:paragraph-rsid="42f0df73"/>
    </style:style>
    <style:style style:name="P101" style:family="paragraph" style:parent-style-name="Table_20_Contents">
      <style:paragraph-properties fo:text-align="center" style:justify-single-word="false"/>
      <style:text-properties officeooo:rsid="1038e041" officeooo:paragraph-rsid="42f0df73"/>
    </style:style>
    <style:style style:name="P102" style:family="paragraph" style:parent-style-name="Table_20_Contents">
      <style:paragraph-properties fo:text-align="center" style:justify-single-word="false"/>
      <style:text-properties officeooo:rsid="1039259b" officeooo:paragraph-rsid="42f0df73"/>
    </style:style>
    <style:style style:name="P103" style:family="paragraph" style:parent-style-name="Table_20_Contents">
      <style:paragraph-properties fo:text-align="center" style:justify-single-word="false"/>
      <style:text-properties officeooo:rsid="1039259b" officeooo:paragraph-rsid="44212f4e"/>
    </style:style>
    <style:style style:name="P104" style:family="paragraph" style:parent-style-name="Table_20_Contents">
      <style:text-properties officeooo:rsid="1039259b" officeooo:paragraph-rsid="42f0df73"/>
    </style:style>
    <style:style style:name="P105" style:family="paragraph" style:parent-style-name="Table_20_Contents">
      <style:paragraph-properties fo:text-align="center" style:justify-single-word="false"/>
      <style:text-properties officeooo:rsid="10470943" officeooo:paragraph-rsid="42f0df73"/>
    </style:style>
    <style:style style:name="P106" style:family="paragraph" style:parent-style-name="Table_20_Contents">
      <style:paragraph-properties fo:text-align="center" style:justify-single-word="false"/>
      <style:text-properties officeooo:rsid="1045cc3e" officeooo:paragraph-rsid="42f0df73"/>
    </style:style>
    <style:style style:name="P107" style:family="paragraph" style:parent-style-name="Table_20_Contents">
      <style:paragraph-properties fo:text-align="center" style:justify-single-word="false"/>
      <style:text-properties officeooo:rsid="107b9382" officeooo:paragraph-rsid="42f0df73"/>
    </style:style>
    <style:style style:name="P108" style:family="paragraph" style:parent-style-name="Table_20_Contents">
      <style:text-properties officeooo:rsid="107b9382" officeooo:paragraph-rsid="42f0df73"/>
    </style:style>
    <style:style style:name="P109" style:family="paragraph" style:parent-style-name="Table_20_Contents">
      <style:paragraph-properties fo:text-align="center" style:justify-single-word="false"/>
      <style:text-properties officeooo:rsid="103c50cd" officeooo:paragraph-rsid="42f0df73"/>
    </style:style>
    <style:style style:name="P110" style:family="paragraph" style:parent-style-name="Table_20_Contents">
      <style:text-properties officeooo:rsid="103c50cd" officeooo:paragraph-rsid="42f0df73"/>
    </style:style>
    <style:style style:name="P111" style:family="paragraph" style:parent-style-name="Table_20_Contents">
      <style:paragraph-properties fo:text-align="center" style:justify-single-word="false"/>
      <style:text-properties officeooo:rsid="104acd15" officeooo:paragraph-rsid="42f0df73"/>
    </style:style>
    <style:style style:name="P112" style:family="paragraph" style:parent-style-name="Table_20_Contents">
      <style:paragraph-properties fo:text-align="center" style:justify-single-word="false"/>
      <style:text-properties officeooo:rsid="103df854" officeooo:paragraph-rsid="42f0df73"/>
    </style:style>
    <style:style style:name="P113" style:family="paragraph" style:parent-style-name="Table_20_Contents">
      <style:text-properties officeooo:rsid="103df854" officeooo:paragraph-rsid="42f0df73"/>
    </style:style>
    <style:style style:name="P114" style:family="paragraph" style:parent-style-name="Table_20_Contents">
      <style:paragraph-properties fo:text-align="center" style:justify-single-word="false"/>
      <style:text-properties officeooo:rsid="103f0514" officeooo:paragraph-rsid="42f0df73"/>
    </style:style>
    <style:style style:name="P115" style:family="paragraph" style:parent-style-name="Table_20_Contents">
      <style:paragraph-properties fo:text-align="center" style:justify-single-word="false"/>
      <style:text-properties officeooo:rsid="104107e4" officeooo:paragraph-rsid="42f0df73"/>
    </style:style>
    <style:style style:name="P116" style:family="paragraph" style:parent-style-name="Table_20_Contents">
      <style:text-properties officeooo:rsid="103d55b5" officeooo:paragraph-rsid="42f0df73"/>
    </style:style>
    <style:style style:name="P117" style:family="paragraph" style:parent-style-name="Table_20_Contents">
      <style:paragraph-properties fo:text-align="center" style:justify-single-word="false"/>
      <style:text-properties officeooo:rsid="103f1b7e" officeooo:paragraph-rsid="42f0df73"/>
    </style:style>
    <style:style style:name="P118" style:family="paragraph" style:parent-style-name="Table_20_Contents">
      <style:text-properties officeooo:rsid="108252a0" officeooo:paragraph-rsid="4399fd83"/>
    </style:style>
    <style:style style:name="P119" style:family="paragraph" style:parent-style-name="Table_20_Contents">
      <style:text-properties officeooo:rsid="108252a0" officeooo:paragraph-rsid="4444f001"/>
    </style:style>
    <style:style style:name="P120" style:family="paragraph" style:parent-style-name="Table_20_Contents">
      <style:text-properties officeooo:paragraph-rsid="42f0df73"/>
    </style:style>
    <style:style style:name="P121" style:family="paragraph" style:parent-style-name="Table_20_Contents">
      <style:paragraph-properties fo:text-align="center" style:justify-single-word="false"/>
      <style:text-properties officeooo:rsid="42f499f3" officeooo:paragraph-rsid="42f499f3"/>
    </style:style>
    <style:style style:name="P122" style:family="paragraph" style:parent-style-name="Table_20_Contents">
      <style:text-properties officeooo:rsid="42f499f3" officeooo:paragraph-rsid="42f499f3"/>
    </style:style>
    <style:style style:name="P123" style:family="paragraph" style:parent-style-name="Table_20_Contents">
      <style:text-properties officeooo:rsid="42fc7923" officeooo:paragraph-rsid="42fc7923"/>
    </style:style>
    <style:style style:name="P124" style:family="paragraph" style:parent-style-name="Table_20_Contents">
      <style:paragraph-properties fo:text-align="center" style:justify-single-word="false"/>
      <style:text-properties officeooo:rsid="42fc7923" officeooo:paragraph-rsid="42fc7923"/>
    </style:style>
    <style:style style:name="P125"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6" style:family="paragraph" style:parent-style-name="Table_20_Contents">
      <style:text-properties fo:font-style="italic" officeooo:rsid="108252a0" officeooo:paragraph-rsid="4399fd83" style:font-style-asian="italic" style:font-style-complex="italic"/>
    </style:style>
    <style:style style:name="P127" style:family="paragraph" style:parent-style-name="Table_20_Contents">
      <style:text-properties officeooo:rsid="143d4aa8" officeooo:paragraph-rsid="42f0df73"/>
    </style:style>
    <style:style style:name="P128" style:family="paragraph" style:parent-style-name="Table_20_Contents">
      <style:paragraph-properties fo:text-align="center" style:justify-single-word="false"/>
      <style:text-properties officeooo:rsid="14201442" officeooo:paragraph-rsid="42f0df73"/>
    </style:style>
    <style:style style:name="P129" style:family="paragraph" style:parent-style-name="Table_20_Contents">
      <style:paragraph-properties fo:text-align="center" style:justify-single-word="false"/>
      <style:text-properties officeooo:rsid="1090b6c7" officeooo:paragraph-rsid="42f0df73"/>
    </style:style>
    <style:style style:name="P130" style:family="paragraph" style:parent-style-name="Table_20_Contents">
      <style:text-properties officeooo:rsid="109cf6e8" officeooo:paragraph-rsid="42f0df73"/>
    </style:style>
    <style:style style:name="P131" style:family="paragraph" style:parent-style-name="Table_20_Contents">
      <style:paragraph-properties fo:text-align="center" style:justify-single-word="false"/>
      <style:text-properties officeooo:rsid="42f206ea" officeooo:paragraph-rsid="42f206ea"/>
    </style:style>
    <style:style style:name="P132"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3" style:family="paragraph" style:parent-style-name="Table_20_Contents">
      <style:paragraph-properties fo:text-align="center" style:justify-single-word="false"/>
      <style:text-properties officeooo:rsid="4399fd83" officeooo:paragraph-rsid="4399fd83"/>
    </style:style>
    <style:style style:name="P134" style:family="paragraph" style:parent-style-name="Table_20_Contents">
      <style:paragraph-properties fo:text-align="center" style:justify-single-word="false"/>
      <style:text-properties officeooo:rsid="439a9d03" officeooo:paragraph-rsid="439a9d03"/>
    </style:style>
    <style:style style:name="P135" style:family="paragraph" style:parent-style-name="Table_20_Contents">
      <style:paragraph-properties fo:text-align="center" style:justify-single-word="false"/>
      <style:text-properties officeooo:rsid="439c3be6" officeooo:paragraph-rsid="439c3be6"/>
    </style:style>
    <style:style style:name="P136" style:family="paragraph" style:parent-style-name="Table_20_Contents">
      <style:paragraph-properties fo:text-align="center" style:justify-single-word="false"/>
      <style:text-properties officeooo:rsid="43a2d4fb" officeooo:paragraph-rsid="43a2d4fb"/>
    </style:style>
    <style:style style:name="P137" style:family="paragraph" style:parent-style-name="Table_20_Contents">
      <style:paragraph-properties fo:text-align="center" style:justify-single-word="false"/>
      <style:text-properties officeooo:rsid="43a66cd9" officeooo:paragraph-rsid="43a66cd9"/>
    </style:style>
    <style:style style:name="P138" style:family="paragraph" style:parent-style-name="Table_20_Contents">
      <style:text-properties officeooo:rsid="43a66cd9" officeooo:paragraph-rsid="43a66cd9"/>
    </style:style>
    <style:style style:name="P139" style:family="paragraph" style:parent-style-name="Table_20_Contents">
      <style:text-properties officeooo:rsid="43a8ce06" officeooo:paragraph-rsid="43a8ce06"/>
    </style:style>
    <style:style style:name="P140" style:family="paragraph" style:parent-style-name="Table_20_Contents">
      <style:paragraph-properties fo:text-align="center" style:justify-single-word="false"/>
      <style:text-properties officeooo:rsid="43a8ce06" officeooo:paragraph-rsid="43a8ce06"/>
    </style:style>
    <style:style style:name="P141" style:family="paragraph" style:parent-style-name="Table_20_Contents">
      <style:paragraph-properties fo:text-align="center" style:justify-single-word="false"/>
      <style:text-properties officeooo:rsid="43aa37db" officeooo:paragraph-rsid="43aa37db"/>
    </style:style>
    <style:style style:name="P142" style:family="paragraph" style:parent-style-name="Table_20_Contents">
      <style:paragraph-properties fo:text-align="center" style:justify-single-word="false"/>
      <style:text-properties officeooo:rsid="43ac6315" officeooo:paragraph-rsid="43ac6315"/>
    </style:style>
    <style:style style:name="P143" style:family="paragraph" style:parent-style-name="Table_20_Contents">
      <style:paragraph-properties fo:text-align="center" style:justify-single-word="false"/>
      <style:text-properties officeooo:rsid="43acd72d" officeooo:paragraph-rsid="43acd72d"/>
    </style:style>
    <style:style style:name="P144" style:family="paragraph" style:parent-style-name="Table_20_Contents">
      <style:paragraph-properties fo:text-align="center" style:justify-single-word="false"/>
      <style:text-properties officeooo:rsid="43b07fc1" officeooo:paragraph-rsid="43b07fc1"/>
    </style:style>
    <style:style style:name="P145" style:family="paragraph" style:parent-style-name="Table_20_Contents">
      <style:paragraph-properties fo:text-align="center" style:justify-single-word="false"/>
      <style:text-properties officeooo:rsid="43b46930" officeooo:paragraph-rsid="43b46930"/>
    </style:style>
    <style:style style:name="P146" style:family="paragraph" style:parent-style-name="Table_20_Contents">
      <style:text-properties officeooo:rsid="43b46930" officeooo:paragraph-rsid="43b46930"/>
    </style:style>
    <style:style style:name="P147" style:family="paragraph" style:parent-style-name="Table_20_Contents">
      <style:paragraph-properties fo:text-align="center" style:justify-single-word="false"/>
      <style:text-properties officeooo:rsid="43b55913" officeooo:paragraph-rsid="43b55913"/>
    </style:style>
    <style:style style:name="P148" style:family="paragraph" style:parent-style-name="Table_20_Contents">
      <style:paragraph-properties fo:text-align="center" style:justify-single-word="false"/>
      <style:text-properties officeooo:rsid="43b90ae1" officeooo:paragraph-rsid="43b90ae1"/>
    </style:style>
    <style:style style:name="P149" style:family="paragraph" style:parent-style-name="Table_20_Contents">
      <style:text-properties officeooo:rsid="43bc8ce0" officeooo:paragraph-rsid="43bc8ce0"/>
    </style:style>
    <style:style style:name="P150" style:family="paragraph" style:parent-style-name="Table_20_Contents">
      <style:paragraph-properties fo:text-align="center" style:justify-single-word="false"/>
      <style:text-properties officeooo:rsid="43bc8ce0" officeooo:paragraph-rsid="43bc8ce0"/>
    </style:style>
    <style:style style:name="P151" style:family="paragraph" style:parent-style-name="Table_20_Contents">
      <style:text-properties officeooo:rsid="43be0f7b" officeooo:paragraph-rsid="43be0f7b"/>
    </style:style>
    <style:style style:name="P152" style:family="paragraph" style:parent-style-name="Table_20_Contents">
      <style:text-properties officeooo:rsid="43bebc20" officeooo:paragraph-rsid="43bebc20"/>
    </style:style>
    <style:style style:name="P153" style:family="paragraph" style:parent-style-name="Table_20_Contents">
      <style:paragraph-properties fo:text-align="center" style:justify-single-word="false"/>
      <style:text-properties officeooo:rsid="43d5e119" officeooo:paragraph-rsid="43d5e119"/>
    </style:style>
    <style:style style:name="P154" style:family="paragraph" style:parent-style-name="Table_20_Contents">
      <style:text-properties officeooo:rsid="43d5e119" officeooo:paragraph-rsid="43d5e119"/>
    </style:style>
    <style:style style:name="P155" style:family="paragraph" style:parent-style-name="Table_20_Contents">
      <style:text-properties officeooo:rsid="43e18d8a" officeooo:paragraph-rsid="43e18d8a"/>
    </style:style>
    <style:style style:name="P156" style:family="paragraph" style:parent-style-name="Table_20_Contents">
      <style:paragraph-properties fo:text-align="center" style:justify-single-word="false"/>
      <style:text-properties officeooo:rsid="43e18d8a" officeooo:paragraph-rsid="43e18d8a"/>
    </style:style>
    <style:style style:name="P157" style:family="paragraph" style:parent-style-name="Table_20_Contents">
      <style:text-properties officeooo:rsid="43e1de77" officeooo:paragraph-rsid="43e1de77"/>
    </style:style>
    <style:style style:name="P158" style:family="paragraph" style:parent-style-name="Table_20_Contents">
      <style:paragraph-properties fo:text-align="center" style:justify-single-word="false"/>
      <style:text-properties officeooo:rsid="43e1de77" officeooo:paragraph-rsid="43e1de77"/>
    </style:style>
    <style:style style:name="P159" style:family="paragraph" style:parent-style-name="Table_20_Contents">
      <style:text-properties officeooo:rsid="43e237d7" officeooo:paragraph-rsid="43e237d7"/>
    </style:style>
    <style:style style:name="P160" style:family="paragraph" style:parent-style-name="Table_20_Contents">
      <style:paragraph-properties fo:text-align="center" style:justify-single-word="false"/>
      <style:text-properties officeooo:rsid="43e3c914" officeooo:paragraph-rsid="43e3c914"/>
    </style:style>
    <style:style style:name="P161" style:family="paragraph" style:parent-style-name="Table_20_Contents">
      <style:paragraph-properties fo:text-align="center" style:justify-single-word="false"/>
      <style:text-properties officeooo:rsid="43e4f404" officeooo:paragraph-rsid="43e4f404"/>
    </style:style>
    <style:style style:name="P162" style:family="paragraph" style:parent-style-name="Table_20_Contents">
      <style:paragraph-properties fo:text-align="center" style:justify-single-word="false"/>
      <style:text-properties officeooo:rsid="43e55a5d" officeooo:paragraph-rsid="43e55a5d"/>
    </style:style>
    <style:style style:name="P163" style:family="paragraph" style:parent-style-name="Table_20_Contents">
      <style:paragraph-properties fo:text-align="center" style:justify-single-word="false"/>
      <style:text-properties officeooo:rsid="43e6eb1a" officeooo:paragraph-rsid="43e6eb1a"/>
    </style:style>
    <style:style style:name="P164" style:family="paragraph" style:parent-style-name="Table_20_Contents">
      <style:paragraph-properties fo:text-align="center" style:justify-single-word="false"/>
      <style:text-properties officeooo:rsid="43e8c9c5" officeooo:paragraph-rsid="43e8c9c5"/>
    </style:style>
    <style:style style:name="P165" style:family="paragraph" style:parent-style-name="Table_20_Contents">
      <style:text-properties officeooo:rsid="4409bbf9" officeooo:paragraph-rsid="4409bbf9"/>
    </style:style>
    <style:style style:name="P166" style:family="paragraph" style:parent-style-name="Table_20_Contents">
      <style:paragraph-properties fo:text-align="center" style:justify-single-word="false"/>
      <style:text-properties fo:font-size="8pt" style:font-size-asian="8pt" style:font-size-complex="8pt"/>
    </style:style>
    <style:style style:name="P167" style:family="paragraph" style:parent-style-name="Table_20_Contents">
      <style:paragraph-properties fo:text-align="center" style:justify-single-word="false"/>
      <style:text-properties officeooo:rsid="44212f4e" officeooo:paragraph-rsid="44212f4e"/>
    </style:style>
    <style:style style:name="P168" style:family="paragraph" style:parent-style-name="Table_20_Contents">
      <style:paragraph-properties fo:text-align="center" style:justify-single-word="false"/>
      <style:text-properties officeooo:rsid="442a6429" officeooo:paragraph-rsid="442a6429"/>
    </style:style>
    <style:style style:name="P169" style:family="paragraph" style:parent-style-name="Table_20_Contents">
      <style:paragraph-properties fo:text-align="center" style:justify-single-word="false"/>
      <style:text-properties officeooo:rsid="44349e71" officeooo:paragraph-rsid="44349e71"/>
    </style:style>
    <style:style style:name="P170" style:family="paragraph" style:parent-style-name="Table_20_Contents">
      <style:paragraph-properties fo:text-align="center" style:justify-single-word="false"/>
      <style:text-properties officeooo:rsid="4444f001" officeooo:paragraph-rsid="4444f001"/>
    </style:style>
    <style:style style:name="P171" style:family="paragraph" style:parent-style-name="Table_20_Contents">
      <style:text-properties officeooo:rsid="4448534d" officeooo:paragraph-rsid="4448534d"/>
    </style:style>
    <style:style style:name="P172" style:family="paragraph" style:parent-style-name="Table_20_Contents">
      <style:paragraph-properties fo:text-align="center" style:justify-single-word="false"/>
      <style:text-properties officeooo:rsid="4448534d" officeooo:paragraph-rsid="4448534d"/>
    </style:style>
    <style:style style:name="P173" style:family="paragraph" style:parent-style-name="Table_20_Contents">
      <style:text-properties officeooo:rsid="4449c5e0" officeooo:paragraph-rsid="4449c5e0"/>
    </style:style>
    <style:style style:name="P174" style:family="paragraph" style:parent-style-name="Table_20_Contents">
      <style:paragraph-properties fo:text-align="center" style:justify-single-word="false"/>
      <style:text-properties officeooo:rsid="4449c5e0" officeooo:paragraph-rsid="4449c5e0"/>
    </style:style>
    <style:style style:name="P175" style:family="paragraph" style:parent-style-name="Table_20_Contents">
      <style:text-properties officeooo:rsid="444a2efa" officeooo:paragraph-rsid="444a2efa"/>
    </style:style>
    <style:style style:name="P176" style:family="paragraph" style:parent-style-name="Table_20_Contents">
      <style:paragraph-properties fo:text-align="center" style:justify-single-word="false"/>
      <style:text-properties officeooo:rsid="444a2efa" officeooo:paragraph-rsid="444a2efa"/>
    </style:style>
    <style:style style:name="P177" style:family="paragraph" style:parent-style-name="Table_20_Contents">
      <style:text-properties officeooo:rsid="444ac5d9" officeooo:paragraph-rsid="444ac5d9"/>
    </style:style>
    <style:style style:name="P178" style:family="paragraph" style:parent-style-name="Table_20_Contents">
      <style:paragraph-properties fo:text-align="center" style:justify-single-word="false"/>
      <style:text-properties officeooo:rsid="444ac5d9" officeooo:paragraph-rsid="444ac5d9"/>
    </style:style>
    <style:style style:name="P179" style:family="paragraph" style:parent-style-name="Table_20_Contents">
      <style:paragraph-properties fo:text-align="center" style:justify-single-word="false"/>
      <style:text-properties officeooo:rsid="447a80a3" officeooo:paragraph-rsid="447a80a3"/>
    </style:style>
    <style:style style:name="P180" style:family="paragraph" style:parent-style-name="Table_20_Contents">
      <style:text-properties officeooo:rsid="447bac11" officeooo:paragraph-rsid="447bac11"/>
    </style:style>
    <style:style style:name="P181" style:family="paragraph" style:parent-style-name="Table_20_Contents">
      <style:paragraph-properties fo:text-align="center" style:justify-single-word="false"/>
      <style:text-properties officeooo:rsid="447bac11" officeooo:paragraph-rsid="447bac11"/>
    </style:style>
    <style:style style:name="P182" style:family="paragraph" style:parent-style-name="Table_20_Contents">
      <style:text-properties officeooo:rsid="447c3df5" officeooo:paragraph-rsid="447c3df5"/>
    </style:style>
    <style:style style:name="P183" style:family="paragraph" style:parent-style-name="Table_20_Comments">
      <style:text-properties officeooo:paragraph-rsid="42ff3591"/>
    </style:style>
    <style:style style:name="P184" style:family="paragraph" style:parent-style-name="Table_20_Comments">
      <style:text-properties officeooo:paragraph-rsid="43585d0a"/>
    </style:style>
    <style:style style:name="P185" style:family="paragraph" style:parent-style-name="Table_20_Comments">
      <style:text-properties officeooo:rsid="10809805" officeooo:paragraph-rsid="42f0df73"/>
    </style:style>
    <style:style style:name="P186" style:family="paragraph" style:parent-style-name="Example_20_Header">
      <style:paragraph-properties fo:break-before="column"/>
    </style:style>
    <style:style style:name="P187" style:family="paragraph" style:parent-style-name="Text_20_body">
      <style:paragraph-properties fo:break-before="column"/>
      <style:text-properties officeooo:paragraph-rsid="439c3be6"/>
    </style:style>
    <style:style style:name="P188" style:family="paragraph" style:parent-style-name="Example_20_Header">
      <style:text-properties officeooo:paragraph-rsid="44104000"/>
    </style:style>
    <style:style style:name="P189" style:family="paragraph" style:parent-style-name="Example_20_Header">
      <style:text-properties officeooo:paragraph-rsid="44212f4e"/>
    </style:style>
    <style:style style:name="P190" style:family="paragraph" style:parent-style-name="Example_20_Header">
      <style:text-properties officeooo:paragraph-rsid="44734aef"/>
    </style:style>
    <style:style style:name="P191" style:family="paragraph" style:parent-style-name="Example_20_Header">
      <style:text-properties style:use-window-font-color="true" style:font-name="Georgia1" fo:font-size="10pt" fo:letter-spacing="0.004cm" fo:language="cs" fo:country="CZ" fo:font-style="italic" officeooo:rsid="3e41a191" officeooo:paragraph-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2" style:family="paragraph" style:parent-style-name="Example">
      <style:text-properties officeooo:rsid="438cc578" officeooo:paragraph-rsid="44734aef"/>
    </style:style>
    <style:style style:name="P193" style:family="paragraph" style:parent-style-name="Text_20_body">
      <style:paragraph-properties fo:margin-left="1.249cm" fo:margin-right="0cm" fo:text-indent="0cm" style:auto-text-indent="false"/>
      <style:text-properties officeooo:paragraph-rsid="447855d6"/>
    </style:style>
    <style:style style:name="P194" style:family="paragraph" style:parent-style-name="Heading_20_1" style:master-page-name="Standard">
      <style:paragraph-properties style:page-number="auto"/>
      <style:text-properties officeooo:paragraph-rsid="427c56ea"/>
    </style:style>
    <style:style style:name="P195" style:family="paragraph" style:parent-style-name="Heading_20_2">
      <style:text-properties officeooo:rsid="42954e51" officeooo:paragraph-rsid="42954e51"/>
    </style:style>
    <style:style style:name="P196" style:family="paragraph" style:parent-style-name="Heading_20_2">
      <style:text-properties officeooo:rsid="4399fd83" officeooo:paragraph-rsid="4399fd83"/>
    </style:style>
    <style:style style:name="P197" style:family="paragraph" style:parent-style-name="Heading_20_2">
      <style:text-properties officeooo:paragraph-rsid="4399ad7c"/>
    </style:style>
    <style:style style:name="P198" style:family="paragraph" style:parent-style-name="Heading_20_3">
      <style:text-properties officeooo:paragraph-rsid="44104000"/>
    </style:style>
    <style:style style:name="P199" style:family="paragraph" style:parent-style-name="Heading_20_3">
      <style:text-properties officeooo:paragraph-rsid="4451193f"/>
    </style:style>
    <style:style style:name="P200" style:family="paragraph" style:parent-style-name="Heading_20_3">
      <style:text-properties officeooo:paragraph-rsid="4434d461"/>
    </style:style>
    <style:style style:name="P201" style:family="paragraph" style:parent-style-name="Heading_20_3">
      <style:text-properties officeooo:rsid="43e8d3d3" officeooo:paragraph-rsid="43e8d3d3"/>
    </style:style>
    <style:style style:name="P202" style:family="paragraph" style:parent-style-name="Heading_20_3">
      <style:text-properties officeooo:paragraph-rsid="4436c2bc"/>
    </style:style>
    <style:style style:name="P203" style:family="paragraph" style:parent-style-name="Heading_20_3">
      <style:text-properties officeooo:rsid="4401392f" officeooo:paragraph-rsid="4401392f"/>
    </style:style>
    <style:style style:name="P204" style:family="paragraph" style:parent-style-name="Heading_20_3">
      <style:text-properties officeooo:paragraph-rsid="44212f4e"/>
    </style:style>
    <style:style style:name="P205" style:family="paragraph" style:parent-style-name="Text_20_body" style:list-style-name="L1">
      <style:text-properties officeooo:rsid="438a9eb5" officeooo:paragraph-rsid="438a9eb5"/>
    </style:style>
    <style:style style:name="P206"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ext_20_body" style:list-style-name="L3">
      <style:text-properties officeooo:rsid="218eee67" officeooo:paragraph-rsid="4399ad7c"/>
    </style:style>
    <style:style style:name="P208" style:family="paragraph" style:parent-style-name="Text_20_body" style:list-style-name="L3">
      <style:text-properties officeooo:rsid="42db6adc" officeooo:paragraph-rsid="4399ad7c"/>
    </style:style>
    <style:style style:name="P209" style:family="paragraph" style:parent-style-name="Text_20_body" style:list-style-name="L3">
      <style:text-properties officeooo:rsid="219226d3" officeooo:paragraph-rsid="4399ad7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2"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5"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2"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5"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fo:language="zxx" fo:country="none" style:language-asian="zxx" style:country-asian="none" style:language-complex="zxx" style:country-complex="none"/>
    </style:style>
    <style:style style:name="T228" style:family="text">
      <style:text-properties fo:language="zxx" fo:country="none" officeooo:rsid="108d951d" style:language-asian="zxx" style:country-asian="none" style:language-complex="zxx" style:country-complex="none"/>
    </style:style>
    <style:style style:name="T229" style:family="text">
      <style:text-properties fo:language="zxx" fo:country="none" officeooo:rsid="1431a62b" style:language-asian="zxx" style:country-asian="none" style:language-complex="zxx" style:country-complex="none"/>
    </style:style>
    <style:style style:name="T230" style:family="text">
      <style:text-properties fo:language="zxx" fo:country="none" officeooo:rsid="101909b3" style:language-asian="zxx" style:country-asian="none" style:language-complex="zxx" style:country-complex="none"/>
    </style:style>
    <style:style style:name="T231" style:family="text">
      <style:text-properties officeooo:rsid="428a3855"/>
    </style:style>
    <style:style style:name="T232" style:family="text">
      <style:text-properties officeooo:rsid="42954e51"/>
    </style:style>
    <style:style style:name="T233" style:family="text">
      <style:text-properties officeooo:rsid="429fd1d2"/>
    </style:style>
    <style:style style:name="T234" style:family="text">
      <style:text-properties officeooo:rsid="42a6faf7"/>
    </style:style>
    <style:style style:name="T235" style:family="text">
      <style:text-properties officeooo:rsid="42abc478"/>
    </style:style>
    <style:style style:name="T236" style:family="text">
      <style:text-properties officeooo:rsid="0eec7319"/>
    </style:style>
    <style:style style:name="T237" style:family="text">
      <style:text-properties officeooo:rsid="0f1c3782"/>
    </style:style>
    <style:style style:name="T238" style:family="text">
      <style:text-properties fo:color="#c3b346"/>
    </style:style>
    <style:style style:name="T239"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0" style:family="text">
      <style:text-properties fo:color="#c3b346" fo:letter-spacing="0.004cm" fo:font-style="normal" officeooo:rsid="42bcdb82" style:font-style-asian="normal" style:language-complex="zxx" style:country-complex="none" style:font-style-complex="normal"/>
    </style:style>
    <style:style style:name="T241" style:family="text">
      <style:text-properties fo:font-style="italic" style:font-style-asian="italic" style:font-style-complex="italic"/>
    </style:style>
    <style:style style:name="T242" style:family="text">
      <style:text-properties fo:font-style="italic" officeooo:rsid="438a9eb5" style:font-style-asian="italic" style:font-style-complex="italic"/>
    </style:style>
    <style:style style:name="T243" style:family="text">
      <style:text-properties fo:font-style="italic" officeooo:rsid="43b37956" style:font-style-asian="italic" style:font-style-complex="italic"/>
    </style:style>
    <style:style style:name="T244" style:family="text">
      <style:text-properties fo:font-style="italic" officeooo:rsid="43b55913" style:font-style-asian="italic" style:font-style-complex="italic"/>
    </style:style>
    <style:style style:name="T245" style:family="text">
      <style:text-properties fo:font-style="italic" officeooo:rsid="43fef355" style:font-style-asian="italic" style:font-style-complex="italic"/>
    </style:style>
    <style:style style:name="T246" style:family="text">
      <style:text-properties fo:font-style="italic" officeooo:rsid="445f8f4c" style:font-style-asian="italic" style:font-style-complex="italic"/>
    </style:style>
    <style:style style:name="T247" style:family="text">
      <style:text-properties fo:font-style="italic" officeooo:rsid="442cfefe" style:font-style-asian="italic" style:font-style-complex="italic"/>
    </style:style>
    <style:style style:name="T248" style:family="text">
      <style:text-properties fo:color="#ff6400"/>
    </style:style>
    <style:style style:name="T249"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fo:color="#ff6400" fo:letter-spacing="0.004cm" fo:font-style="normal" officeooo:rsid="42c82714" style:font-style-asian="normal" style:font-style-complex="normal"/>
    </style:style>
    <style:style style:name="T251" style:family="text">
      <style:text-properties fo:font-weight="normal" style:font-weight-asian="normal" style:font-weight-complex="normal"/>
    </style:style>
    <style:style style:name="T252" style:family="text">
      <style:text-properties fo:font-weight="normal" officeooo:rsid="43f39939" style:font-weight-asian="normal" style:font-weight-complex="normal"/>
    </style:style>
    <style:style style:name="T253" style:family="text">
      <style:text-properties fo:font-weight="normal" officeooo:rsid="43f53f18" style:font-weight-asian="normal" style:font-weight-complex="normal"/>
    </style:style>
    <style:style style:name="T254" style:family="text">
      <style:text-properties officeooo:rsid="42db6adc"/>
    </style:style>
    <style:style style:name="T255" style:family="text">
      <style:text-properties officeooo:rsid="42df261a"/>
    </style:style>
    <style:style style:name="T256" style:family="text">
      <style:text-properties officeooo:rsid="1031c695"/>
    </style:style>
    <style:style style:name="T257" style:family="text">
      <style:text-properties officeooo:rsid="0f68cf40"/>
    </style:style>
    <style:style style:name="T258" style:family="text">
      <style:text-properties officeooo:rsid="10868dcb"/>
    </style:style>
    <style:style style:name="T259" style:family="text">
      <style:text-properties officeooo:rsid="108d951d"/>
    </style:style>
    <style:style style:name="T260" style:family="text">
      <style:text-properties officeooo:rsid="1442f492"/>
    </style:style>
    <style:style style:name="T261" style:family="text">
      <style:text-properties officeooo:rsid="10172fa3"/>
    </style:style>
    <style:style style:name="T262" style:family="text">
      <style:text-properties officeooo:rsid="141a017a"/>
    </style:style>
    <style:style style:name="T263" style:family="text">
      <style:text-properties officeooo:rsid="10714db8"/>
    </style:style>
    <style:style style:name="T264" style:family="text">
      <style:text-properties officeooo:rsid="101909b3"/>
    </style:style>
    <style:style style:name="T265" style:family="text">
      <style:text-properties officeooo:rsid="109636d1"/>
    </style:style>
    <style:style style:name="T266" style:family="text">
      <style:text-properties officeooo:rsid="1432aa1a"/>
    </style:style>
    <style:style style:name="T267" style:family="text">
      <style:text-properties officeooo:rsid="103b4f81"/>
    </style:style>
    <style:style style:name="T268" style:family="text">
      <style:text-properties officeooo:rsid="142f0bb5"/>
    </style:style>
    <style:style style:name="T269" style:family="text">
      <style:text-properties officeooo:rsid="1022577c"/>
    </style:style>
    <style:style style:name="T270" style:family="text">
      <style:text-properties officeooo:rsid="1022da3a"/>
    </style:style>
    <style:style style:name="T271" style:family="text">
      <style:text-properties style:language-asian="zxx" style:country-asian="none" style:language-complex="zxx" style:country-complex="none"/>
    </style:style>
    <style:style style:name="T272" style:family="text">
      <style:text-properties officeooo:rsid="1078fd37" style:language-asian="zxx" style:country-asian="none" style:language-complex="zxx" style:country-complex="none"/>
    </style:style>
    <style:style style:name="T273" style:family="text">
      <style:text-properties officeooo:rsid="1088484f" style:language-asian="zxx" style:country-asian="none" style:language-complex="zxx" style:country-complex="none"/>
    </style:style>
    <style:style style:name="T274" style:family="text">
      <style:text-properties officeooo:rsid="1038e041"/>
    </style:style>
    <style:style style:name="T275" style:family="text">
      <style:text-properties officeooo:rsid="1087cfc2"/>
    </style:style>
    <style:style style:name="T276" style:family="text">
      <style:text-properties officeooo:rsid="1039259b"/>
    </style:style>
    <style:style style:name="T277" style:family="text">
      <style:text-properties officeooo:rsid="104490c4"/>
    </style:style>
    <style:style style:name="T278" style:family="text">
      <style:text-properties officeooo:rsid="1042ada7"/>
    </style:style>
    <style:style style:name="T279" style:family="text">
      <style:text-properties officeooo:rsid="14302293"/>
    </style:style>
    <style:style style:name="T280" style:family="text">
      <style:text-properties officeooo:rsid="42f639a7"/>
    </style:style>
    <style:style style:name="T281" style:family="text">
      <style:text-properties officeooo:rsid="103c50cd"/>
    </style:style>
    <style:style style:name="T282" style:family="text">
      <style:text-properties officeooo:rsid="42f88147"/>
    </style:style>
    <style:style style:name="T283" style:family="text">
      <style:text-properties officeooo:rsid="42fc6125"/>
    </style:style>
    <style:style style:name="T284" style:family="text">
      <style:text-properties officeooo:rsid="42fe6112"/>
    </style:style>
    <style:style style:name="T285" style:family="text">
      <style:text-properties officeooo:rsid="43585d0a"/>
    </style:style>
    <style:style style:name="T286" style:family="text">
      <style:text-properties officeooo:rsid="4358ece8"/>
    </style:style>
    <style:style style:name="T287" style:family="text">
      <style:text-properties officeooo:rsid="43669614"/>
    </style:style>
    <style:style style:name="T288" style:family="text">
      <style:text-properties officeooo:rsid="437b9db1"/>
    </style:style>
    <style:style style:name="T289" style:family="text">
      <style:text-properties officeooo:rsid="437ff450"/>
    </style:style>
    <style:style style:name="T290" style:family="text">
      <style:text-properties fo:language="en" fo:country="US" officeooo:rsid="437ff450"/>
    </style:style>
    <style:style style:name="T291" style:family="text">
      <style:text-properties officeooo:rsid="438a9eb5"/>
    </style:style>
    <style:style style:name="T292" style:family="text">
      <style:text-properties officeooo:rsid="438f1800"/>
    </style:style>
    <style:style style:name="T293" style:family="text">
      <style:text-properties officeooo:rsid="438f26d4"/>
    </style:style>
    <style:style style:name="T294" style:family="text">
      <style:text-properties officeooo:rsid="439c3be6"/>
    </style:style>
    <style:style style:name="T295" style:family="text">
      <style:text-properties officeooo:rsid="43a02eb2"/>
    </style:style>
    <style:style style:name="T296" style:family="text">
      <style:text-properties officeooo:rsid="43a2d4fb"/>
    </style:style>
    <style:style style:name="T297" style:family="text">
      <style:text-properties officeooo:rsid="43a8ce06"/>
    </style:style>
    <style:style style:name="T298" style:family="text">
      <style:text-properties officeooo:rsid="43ac2af4"/>
    </style:style>
    <style:style style:name="T299" style:family="text">
      <style:text-properties officeooo:rsid="43b37956"/>
    </style:style>
    <style:style style:name="T300" style:family="text">
      <style:text-properties officeooo:rsid="43b46930"/>
    </style:style>
    <style:style style:name="T301" style:family="text">
      <style:text-properties officeooo:rsid="43b55913"/>
    </style:style>
    <style:style style:name="T302" style:family="text">
      <style:text-properties officeooo:rsid="43bf7b66"/>
    </style:style>
    <style:style style:name="T303" style:family="text">
      <style:text-properties officeooo:rsid="43c5de03"/>
    </style:style>
    <style:style style:name="T304" style:family="text">
      <style:text-properties officeooo:rsid="43c8c421"/>
    </style:style>
    <style:style style:name="T305" style:family="text">
      <style:text-properties officeooo:rsid="43c93eda"/>
    </style:style>
    <style:style style:name="T306" style:family="text">
      <style:text-properties officeooo:rsid="43cb0c6a"/>
    </style:style>
    <style:style style:name="T307" style:family="text">
      <style:text-properties officeooo:rsid="43cca3ba"/>
    </style:style>
    <style:style style:name="T308" style:family="text">
      <style:text-properties officeooo:rsid="43ceb772"/>
    </style:style>
    <style:style style:name="T309" style:family="text">
      <style:text-properties officeooo:rsid="43d5e119"/>
    </style:style>
    <style:style style:name="T310" style:family="text">
      <style:text-properties officeooo:rsid="43d7ab42"/>
    </style:style>
    <style:style style:name="T311" style:family="text">
      <style:text-properties officeooo:rsid="43e3c914"/>
    </style:style>
    <style:style style:name="T312" style:family="text">
      <style:text-properties officeooo:rsid="43ebc9d5"/>
    </style:style>
    <style:style style:name="T313" style:family="text">
      <style:text-properties officeooo:rsid="43ecdcb4"/>
    </style:style>
    <style:style style:name="T314" style:family="text">
      <style:text-properties officeooo:rsid="43fef355"/>
    </style:style>
    <style:style style:name="T315" style:family="text">
      <style:text-properties officeooo:rsid="4400223d"/>
    </style:style>
    <style:style style:name="T316" style:family="text">
      <style:text-properties officeooo:rsid="44016012"/>
    </style:style>
    <style:style style:name="T317" style:family="text">
      <style:text-properties officeooo:rsid="4402aaa0"/>
    </style:style>
    <style:style style:name="T318" style:family="text">
      <style:text-properties officeooo:rsid="44048cca"/>
    </style:style>
    <style:style style:name="T319" style:family="text">
      <style:text-properties officeooo:rsid="44062e7c"/>
    </style:style>
    <style:style style:name="T320" style:family="text">
      <style:text-properties officeooo:rsid="4406e8b6"/>
    </style:style>
    <style:style style:name="T321" style:family="text">
      <style:text-properties officeooo:rsid="4409bbf9"/>
    </style:style>
    <style:style style:name="T322" style:family="text">
      <style:text-properties officeooo:rsid="4409d251"/>
    </style:style>
    <style:style style:name="T323" style:family="text">
      <style:text-properties officeooo:rsid="44156f6f"/>
    </style:style>
    <style:style style:name="T324" style:family="text">
      <style:text-properties officeooo:rsid="441ae4da"/>
    </style:style>
    <style:style style:name="T325" style:family="text">
      <style:text-properties officeooo:rsid="441cbf68"/>
    </style:style>
    <style:style style:name="T326" style:family="text">
      <style:text-properties officeooo:rsid="441e7f6a"/>
    </style:style>
    <style:style style:name="T327" style:family="text">
      <style:text-properties officeooo:rsid="4421098c"/>
    </style:style>
    <style:style style:name="T328" style:family="text">
      <style:text-properties officeooo:rsid="00b9f158"/>
    </style:style>
    <style:style style:name="T329" style:family="text">
      <style:text-properties officeooo:rsid="44212f4e"/>
    </style:style>
    <style:style style:name="T330" style:family="text">
      <style:text-properties fo:letter-spacing="0.004cm" fo:font-style="normal" officeooo:rsid="427ab064" style:font-style-asian="normal" style:font-style-complex="normal"/>
    </style:style>
    <style:style style:name="T331" style:family="text">
      <style:text-properties fo:letter-spacing="0.004cm" fo:font-style="normal" officeooo:rsid="42c82714" style:font-style-asian="normal" style:font-style-complex="normal"/>
    </style:style>
    <style:style style:name="T332" style:family="text">
      <style:text-properties fo:letter-spacing="0.004cm" fo:font-style="normal" officeooo:rsid="44212f4e" style:font-style-asian="normal" style:font-style-complex="normal"/>
    </style:style>
    <style:style style:name="T333" style:family="text">
      <style:text-properties fo:letter-spacing="0.004cm" fo:font-style="normal" officeooo:rsid="42bcdb82" style:font-style-asian="normal" style:language-complex="zxx" style:country-complex="none" style:font-style-complex="normal"/>
    </style:style>
    <style:style style:name="T334" style:family="text">
      <style:text-properties officeooo:rsid="4448c74c"/>
    </style:style>
    <style:style style:name="T335" style:family="text">
      <style:text-properties officeooo:rsid="444abe9c"/>
    </style:style>
    <style:style style:name="T336" style:family="text">
      <style:text-properties officeooo:rsid="4451193f"/>
    </style:style>
    <style:style style:name="T337" style:family="text">
      <style:text-properties officeooo:rsid="44513ef1"/>
    </style:style>
    <style:style style:name="T338" style:family="text">
      <style:text-properties officeooo:rsid="43b18262"/>
    </style:style>
    <style:style style:name="T339" style:family="text">
      <style:text-properties officeooo:rsid="44020339"/>
    </style:style>
    <style:style style:name="T340" style:family="text">
      <style:text-properties officeooo:rsid="4469a2c6"/>
    </style:style>
    <style:style style:name="T341" style:family="text">
      <style:text-properties officeooo:rsid="436df309"/>
    </style:style>
    <style:style style:name="T342" style:family="text">
      <style:text-properties officeooo:rsid="44747aa0"/>
    </style:style>
    <style:style style:name="T343" style:family="text">
      <style:text-properties officeooo:rsid="44749682"/>
    </style:style>
    <style:style style:name="T344" style:family="text">
      <style:text-properties officeooo:rsid="4475c1be"/>
    </style:style>
    <style:style style:name="T345" style:family="text">
      <style:text-properties officeooo:rsid="447855d6"/>
    </style:style>
    <style:style style:name="T346" style:family="text">
      <style:text-properties officeooo:rsid="447c3df5"/>
    </style:style>
    <style:style style:name="T347" style:family="text">
      <style:text-properties officeooo:rsid="4480c175"/>
    </style:style>
    <style:style style:name="T348" style:family="text">
      <style:text-properties fo:color="#6482ff"/>
    </style:style>
    <style:style style:name="T349" style:family="text">
      <style:text-properties fo:color="#00c8ff"/>
    </style:style>
    <style:style style:name="T350"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fo:color="#966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officeooo:rsid="44820bca"/>
    </style:style>
    <style:style style:name="T354" style:family="text">
      <style:text-properties officeooo:rsid="44835598"/>
    </style:style>
    <style:style style:name="T355" style:family="text">
      <style:text-properties officeooo:rsid="448596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1">Výbava, <text:span text:style-name="T313">majetek</text:span> <text:span text:style-name="T288">a živobytí</text:span></text:h>
      <text:p text:style-name="P51"><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2">/<text:span text:style-name="T312">*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6"><text:span text:style-name="T182"><text:line-break/></text:span><text:span text:style-name="T197">TODO: K bylinkářství a léčení napsat, že umožňuje vyrábět hojivé masti. </text:span><text:span text:style-name="T213">[done]</text:span></text:p>
      <text:p text:style-name="P53"><text:span text:style-name="T182">T</text:span><text:span text:style-name="T192">ODO: K dovednostem napsat, jaké vybavení si má hráč pořídit, když si bere příslušnou dovednost. </text:span><text:span text:style-name="T198">[done]</text:span></text:p>
      <text:p text:style-name="P54"><text:span text:style-name="T192">T</text:span><text:span text:style-name="T164">ODO: Sepsat popis a parametry jedů </text:span><text:span text:style-name="T212">[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55">[na tohle se vykašlu]</text:span></text:p>
      <text:h text:style-name="P195" text:outline-level="2"><text:soft-page-break/>Měna</text:h>
      <text:p text:style-name="P9"><text:span text:style-name="T232">Ve světě Dračáku se platí vším možným – mincemi různých tvarů a velikostí, hřivnami stříbra, zlatými ingoty, drahokamy, dobytkem a podobně. P</text:span><text:span text:style-name="T93">rovozovat</text:span><text:span text:style-name="T232">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3">eníze na cestách</text:span></text:h>
      <text:p text:style-name="P22"><text:span text:style-name="T99">N</text:span><text:span text:style-name="T104">osit</text:span><text:span text:style-name="T234">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8"><text:span text:style-name="T338">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38"><text:tab/>Platí to i pro alchymistické výrobky a suroviny. </text:span><text:span text:style-name="T151">K</text:span><text:span text:style-name="T338">dyž tedy alchymista natěží 10 magů surovin, které by normálně od obchodníka koupil za 10 zlatých, prodá mu je za 5 zlatých. A když za 1 zlatý koupí suroviny a vyrobí z nich </text:span><text:span text:style-name="T243">léčivý lektvar</text:span><text:span text:style-name="T299">,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1">určitý počet</text:span> zlatých <text:span text:style-name="T291">podle toho, jaké sis vybral povolání</text:span>. Co ti zbyde, bude tvá počáteční hotovost.</text:p>
      <text:list xml:id="list566969269" text:style-name="L1">
        <text:list-item>
          <text:p text:style-name="P205"><text:span text:style-name="T241">válečník:</text:span> <text:span text:style-name="T292">2</text:span>0 zl /<text:span text:style-name="T292">* těžká zbroj (10 zl) */</text:span></text:p>
        </text:list-item>
        <text:list-item>
          <text:p text:style-name="P205"><text:span text:style-name="T241">hraničář:</text:span> <text:span text:style-name="T292">15</text:span> zl /<text:span text:style-name="T292">* lehká zbroj (4 zl) */</text:span></text:p>
        </text:list-item>
        <text:list-item>
          <text:p text:style-name="P205"><text:span text:style-name="T241">alchymista:</text:span> <text:span text:style-name="T292">3</text:span>0 zl /<text:span text:style-name="T292">* aparatura (10 zl), suroviny (10 zl) */</text:span></text:p>
        </text:list-item>
        <text:list-item>
          <text:p text:style-name="P205"><text:span text:style-name="T241">kouzelník:</text:span> <text:span text:style-name="T292">10</text:span> zl</text:p>
        </text:list-item>
        <text:list-item>
          <text:p text:style-name="P205"><text:span text:style-name="T241">zloděj:</text:span> <text:span text:style-name="T293">20</text:span> zl /<text:span text:style-name="T292">* zlodějské náčiní (5 zl), lehká zbroj (4 zl) */</text:span></text:p>
        </text:list-item>
      </text:list>
      <text:p text:style-name="P12"><text:span text:style-name="T291">Pokud jsi alchymista, nezapomeň si koupit </text:span><text:span text:style-name="T242">alchymistickou aparaturu</text:span><text:span text:style-name="T291"> (stojí 10 zl) a nějaké suroviny (stojí 1 zl za 1 mag, vhodných je alespoň 10 magů).</text:span></text:p>
      <text:h text:style-name="P196"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8" text:outline-level="3"><text:soft-page-break/>Živobytí</text:h>
      <text:p text:style-name="P35"><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8">Žebrák</text:p>
      <text:p text:style-name="P3">Takhle živoří městská spodina, ti nejchudší z nejchudších – <text:span text:style-name="T235">ž</text:span>ebráci, kapsáři a podobné existence, které žijí z toho, co se jim podaří vyžebrat či ukrást, <text:span text:style-name="T231">přespávají, kde se dá, a cestují zásadně pěšky.</text:span></text:p>
      <text:p text:style-name="P188">Lovec <text:span text:style-name="T321">nebo</text:span> poustevník</text:p>
      <text:p text:style-name="P35"><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8">Chuďas</text:p>
      <text:p text:style-name="P35"><text:span text:style-name="T199">T</text:span><text:span text:style-name="T200">akhle žijí</text:span><text:span text:style-name="T224"> nevolníci a městská chudina. </text:span><text:span text:style-name="T225">Mohou být rádi za tvrdou postel v prosté chalupě a když někam cestují, přespávají obvykle na seníku nebo ve společné noclehárně.</text:span><text:span text:style-name="T224"> Pokud je někdo nesveze, cestují pěšky.</text:span></text:p>
      <text:p text:style-name="P188"><text:soft-page-break/>Učedník</text:p>
      <text:p text:style-name="P35"><text:span text:style-name="T341">Takto žijí učedníci, nádeníci, drobní sedláci, </text:span><text:span text:style-name="T155">čerství rekruti</text:span><text:span text:style-name="T341">, studenti a podobně. Bydlí obvykle v podnájmu, v kasárnách, na studentské koleji a podobně. Na cestách jim náklad nese osel či mezek a v hostinci si mohou dovolit prosté jídlo a postel v pokoji pro několik osob.</text:span></text:p>
      <text:p text:style-name="P188">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8">Zeman</text:p>
      <text:p text:style-name="P35"><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8">Boháč</text:p>
      <text:p text:style-name="P35"><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8">Velmož</text:p>
      <text:p text:style-name="P33"><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8"><text:soft-page-break/>Král</text:p>
      <text:p text:style-name="P35"><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98" text:outline-level="3">Družinové živobytí</text:h>
      <text:p text:style-name="P34">Společná domácnost má menší náklady než <text:span text:style-name="T303">několik</text:span> samostatn<text:span text:style-name="T303">ých</text:span> a to samé platí i na cestách. <text:span text:style-name="T289">Pokud se rozhodnete žít všichni na stejné úrovni a své ž</text:span><text:span text:style-name="T290">ivobyt</text:span><text:span text:style-name="T48">í</text:span><text:span text:style-name="T289"> platit společně jako družina, ušetříte třetinu nákladů.</text:span></text:p>
      <text:h text:style-name="Heading_20_3" text:outline-level="3">Startovní živobytí</text:h>
      <text:p text:style-name="P55"><text:span text:style-name="T142">Obvyklé živobytí pro postavy na první úrovni je </text:span><text:span text:style-name="T210">učedník</text:span><text:span text:style-name="T142">. Pokud jste se rozhodli platit své náklady společně jako družina, použij cenu v závorce.</text:span></text:p>
      <text:p text:style-name="P190">Příklad:</text:p>
      <text:p text:style-name="P192"><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99" text:outline-level="3">Služby <text:span text:style-name="T336">a řemeslné práce</text:span></text:h>
      <text:p text:style-name="P46"><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637471074" text:style-name="L2">
        <text:list-item>
          <text:p text:style-name="P206"><text:soft-page-break/>Odhadněte, jak dlouho to řemeslníkovi zabere.</text:p>
        </text:list-item>
        <text:list-item>
          <text:p text:style-name="P206">Cenu odvoďte z jeho nákladů na živobytí.</text:p>
        </text:list-item>
      </text:list>
      <text:p text:style-name="Example_20_Header">Příklad:</text:p>
      <text:p text:style-name="Example"><text:span text:style-name="T203">K</text:span><text:span text:style-name="T202">atka</text:span><text:span text:style-name="T201">:</text:span><text:span text:style-name="T85"> „Chtěla bych si nechat vyrobit zbroj z kůže obřího varana. Kolik to bude stát?“</text:span></text:p>
      <text:p text:style-name="Example"><text:span text:style-name="T20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7"><text:span text:style-name="T337">Když potřebujete zařídit něco nekalého, cenu odhadněte stejně jako u ostatních služeb. V některých případech se ale cena nepočítá </text:span><text:span text:style-name="T149">z</text:span><text:span text:style-name="T337"> </text:span><text:span text:style-name="T149">živobytí</text:span><text:span text:style-name="T337"> toho, kdo to provede, ale podle živobytí cíle – najmout </text:span><text:span text:style-name="T149">z</text:span><text:span text:style-name="T150">loděje</text:span><text:span text:style-name="T337">, který se pokusí </text:span><text:span text:style-name="T149">o</text:span><text:span text:style-name="T150">krást</text:span><text:span text:style-name="T337"> krále, je například mnohem dražší, než nechat odklidit žebráka. Přesné ceny v ceníku nenajde</text:span><text:span text:style-name="T149">š</text:span><text:span text:style-name="T337">,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7">dobrý</text:span><text:span text:style-name="T208"> měšťanský šat</text:span><text:span text:style-name="T107">, </text:span><text:span text:style-name="T207">prostý</text:span><text:span text:style-name="T208"> oděv písaře</text:span><text:span text:style-name="T107">, </text:span><text:span text:style-name="T208">kovářský pracovní oděv</text:span><text:span text:style-name="T107">, </text:span><text:span text:style-name="T207">kvalitní</text:span><text:span text:style-name="T208"> lovecký oděv</text:span><text:span text:style-name="T107">, </text:span><text:span text:style-name="T209">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305">Do družiny se také h</text:span>odí jedna sada <text:span text:style-name="T304">kuchařských</text:span> potřeb, abyste si mohli uvařit, co po cestě ulovíte. <text:span text:style-name="T295">Pokud chcete spát v suchu, měl by každý z vás mít celtu nebo malý stan, nebo si společně pořiďte velký stan.</text:span></text:p>
      <text:p text:style-name="Example_20_Header">Cestovní výbava</text:p>
      <text:p text:style-name="P16"><text:span text:style-name="T236">C</text:span>estovní výbava <text:span text:style-name="T294">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06">K</text:span>uchařské potřeby</text:p>
      <text:p text:style-name="P187"><text:span text:style-name="T294">Cestovní kuchařské</text:span> potřeby <text:span text:style-name="T294">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0"><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46">l</text:span><text:span text:style-name="T247">ov a stopování</text:span><text:span text:style-name="T79"> a nejsi zrovna v pustině, dokážeš takto uživit celou družinu.</text:span></text:p>
      <text:p text:style-name="Example_20_Header">Past na medvědy</text:p>
      <text:p text:style-name="P41"><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96">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55">Zlodějská lucerna</text:span><text:span text:style-name="T10"> </text:span><text:span text:style-name="T24">je m</text:span><text:span text:style-name="T255">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297">nebo třeba někam</text:span> <text:span text:style-name="T297">vytáhnout či spustit svého zraněného druha.</text:span></text:p>
      <text:p text:style-name="Example_20_Header">Lano</text:p>
      <text:p text:style-name="P49"><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08">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37">Z</text:span>lodějské náčiní</text:p>
      <text:p text:style-name="P20"><text:span text:style-name="T298">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6">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7"><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4">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4">Použití hojivé masti vyléčí 1 život. Masti účinkují vždy jen na určitý druh zranění, když jsi </text:span><text:span text:style-name="T195">tedy</text:span><text:span text:style-name="T194"> například zasažen </text:span><text:span text:style-name="T205">ohnivou koulí</text:span><text:span text:style-name="T194">, nemůžeš použít </text:span><text:span text:style-name="T205">mast na otevřená zranění</text:span><text:span text:style-name="T194">. Každé zranění je možné mastí ošetřit jen jednou. </text:span><text:span text:style-name="T196">Pokud máš dovednost </text:span><text:span text:style-name="T206">bylinkářství a léčení</text:span><text:span text:style-name="T196">, umíš hojivé masti vyrábět, takže za ně nemusíš platit.</text:span></text:p>
      <text:p text:style-name="Example_20_Header">Léčitelské potřeby</text:p>
      <text:p text:style-name="P6"><text:span text:style-name="T21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91">M<text:span text:style-name="T347">ast na otevřená zranění</text:span></text:p>
      <text:p text:style-name="P57"><text:span text:style-name="T226">Otevřená zranění jsou nejčastěji </text:span><text:span text:style-name="T350">sečné</text:span><text:span text:style-name="T226"> a </text:span><text:span text:style-name="T351">bodné</text:span><text:span text:style-name="T226"> rány, například po zásahu šípem nebo mečem, výjimečně i </text:span><text:span text:style-name="T352">drtivá</text:span><text:span text:style-name="T226"> zranění, například po zásahu kyjem nebo kladivem.</text:span></text:p>
      <text:p text:style-name="Example_20_Header">Mast na popáleniny</text:p>
      <text:p text:style-name="P58">Mast na popáleniny účinkuje na zranění <text:span text:style-name="T248">ohněm</text:span>, ale také <text:span text:style-name="T348">bleskem</text:span>, <text:span text:style-name="T349">mrazem</text:span> nebo <text:span text:style-name="T238">žíravinou</text:span>.</text:p>
      <text:h text:style-name="P200" text:outline-level="3">Psací <text:span text:style-name="T302">a malířské</text:span> potřeby</text:h>
      <text:p text:style-name="P42"><text:span text:style-name="T70">V družině byste měli mít alespoň jednu písařskou soupravu, abyste </text:span><text:span text:style-name="T75"><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44">Léčivý lektvar</text:span><text:span text:style-name="T301">, </text:span><text:span text:style-name="T244">petarda</text:span><text:span text:style-name="T301"> a </text:span><text:span text:style-name="T244">dýmovnice</text:span><text:span text:style-name="T301">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201" text:outline-level="3">Jedy</text:h>
      <text:p text:style-name="P27">Popis jedů a jejich účinků najdeš v kapitole <text:span text:style-name="T83">Jedy</text:span> /* TODO: odkaz */.</text:p>
      <text:h text:style-name="P202"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45"><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6">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9">-</text:p>
          </table:table-cell>
        </table:table-row>
        <table:table-row table:style-name="Table1.4">
          <table:table-cell table:style-name="Table1.A2" office:value-type="string">
            <text:p text:style-name="Table_20_Contents">Chuďas</text:p>
          </table:table-cell>
          <table:table-cell table:style-name="Table1.A2" office:value-type="string">
            <text:p text:style-name="P59">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9">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9">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9">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9">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9">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3">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4">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4">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4">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4">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4">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5">1 zl</text:p>
          </table:table-cell>
        </table:table-row>
        <table:table-row table:style-name="Table1.19">
          <table:table-cell table:style-name="Table1.A10" office:value-type="string">
            <text:p text:style-name="Table_20_Contents"><text:span text:style-name="T304">K</text:span>uchařské potřeby</text:p>
          </table:table-cell>
          <table:table-cell table:style-name="Table1.A10" office:value-type="string">
            <text:p text:style-name="P135"><text:span text:style-name="T307">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5">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5">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5">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8">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8">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8">Olejová lampa nebo hornický kahan</text:p>
          </table:table-cell>
          <table:table-cell table:style-name="Table1.A10" office:value-type="string">
            <text:p text:style-name="P136">2 st</text:p>
          </table:table-cell>
        </table:table-row>
        <table:table-row table:style-name="Table1.28">
          <table:table-cell table:style-name="Table1.A10" office:value-type="string">
            <text:p text:style-name="P118">Lucerna na svíci</text:p>
          </table:table-cell>
          <table:table-cell table:style-name="Table1.A10" office:value-type="string">
            <text:p text:style-name="P136">2 st</text:p>
          </table:table-cell>
        </table:table-row>
        <table:table-row table:style-name="Table1.29">
          <table:table-cell table:style-name="Table1.A10" office:value-type="string">
            <text:p text:style-name="P118">Lucerna na svíci s okenicemi</text:p>
          </table:table-cell>
          <table:table-cell table:style-name="Table1.A10" office:value-type="string">
            <text:p text:style-name="P136">5 st</text:p>
          </table:table-cell>
        </table:table-row>
        <table:table-row table:style-name="Table1.30">
          <table:table-cell table:style-name="Table1.A10" office:value-type="string">
            <text:p text:style-name="P118">Zlodějská lucerna</text:p>
          </table:table-cell>
          <table:table-cell table:style-name="Table1.A10" office:value-type="string">
            <text:p text:style-name="P136">1 zl</text:p>
          </table:table-cell>
        </table:table-row>
        <table:table-row table:style-name="Table1.31">
          <table:table-cell table:style-name="Table1.A10" office:value-type="string">
            <text:p text:style-name="P118"><text:span text:style-name="T296">Lampový olej, l</text:span>ouče <text:span text:style-name="T296">a</text:span> pochodně</text:p>
          </table:table-cell>
          <table:table-cell table:style-name="Table1.A10" office:value-type="string">
            <text:p text:style-name="P136">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8">5 metrů lana</text:p>
          </table:table-cell>
          <table:table-cell table:style-name="Table1.A10" office:value-type="string">
            <text:p text:style-name="P137">5 st</text:p>
          </table:table-cell>
        </table:table-row>
        <table:table-row table:style-name="Table1.34">
          <table:table-cell table:style-name="Table1.A10" office:value-type="string">
            <text:p text:style-name="P118">2 metry provazového žebříku</text:p>
          </table:table-cell>
          <table:table-cell table:style-name="Table1.A10" office:value-type="string">
            <text:p text:style-name="P137">5 st</text:p>
          </table:table-cell>
        </table:table-row>
        <table:table-row table:style-name="Table1.35">
          <table:table-cell table:style-name="Table1.A10" office:value-type="string">
            <text:p text:style-name="P138">2 metry řetězu</text:p>
          </table:table-cell>
          <table:table-cell table:style-name="Table1.A10" office:value-type="string">
            <text:p text:style-name="P137">1 zl</text:p>
          </table:table-cell>
        </table:table-row>
        <text:soft-page-break/>
        <table:table-row table:style-name="Table1.36">
          <table:table-cell table:style-name="Table1.A10" office:value-type="string">
            <text:p text:style-name="P139">Kotvička</text:p>
          </table:table-cell>
          <table:table-cell table:style-name="Table1.A10" office:value-type="string">
            <text:p text:style-name="P140">1 zl</text:p>
          </table:table-cell>
        </table:table-row>
        <table:table-row table:style-name="Table1.37">
          <table:table-cell table:style-name="Table1.A10" office:value-type="string">
            <text:p text:style-name="P118">Šplhací pomůcky</text:p>
          </table:table-cell>
          <table:table-cell table:style-name="Table1.A10" office:value-type="string">
            <text:p text:style-name="P137">2 zl</text:p>
          </table:table-cell>
        </table:table-row>
        <table:table-row table:style-name="Table1.38">
          <table:table-cell table:style-name="Table1.A10" office:value-type="string">
            <text:p text:style-name="P138">Kladkostroj</text:p>
          </table:table-cell>
          <table:table-cell table:style-name="Table1.A10" office:value-type="string">
            <text:p text:style-name="P137">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8">Zlodějské náčiní</text:p>
          </table:table-cell>
          <table:table-cell table:style-name="Table1.A10" office:value-type="string">
            <text:p text:style-name="P141">5 zl</text:p>
          </table:table-cell>
        </table:table-row>
        <table:table-row table:style-name="Table1.41">
          <table:table-cell table:style-name="Table1.A10" office:value-type="string">
            <text:p text:style-name="P118">Pytlík nášlapných ježků</text:p>
          </table:table-cell>
          <table:table-cell table:style-name="Table1.A10" office:value-type="string">
            <text:p text:style-name="P141">1 zl</text:p>
          </table:table-cell>
        </table:table-row>
        <table:table-row table:style-name="Table1.42">
          <table:table-cell table:style-name="Table1.A10" office:value-type="string">
            <text:p text:style-name="P118">Líčidla</text:p>
          </table:table-cell>
          <table:table-cell table:style-name="Table1.A10" office:value-type="string">
            <text:p text:style-name="P141">1 zl</text:p>
          </table:table-cell>
        </table:table-row>
        <table:table-row table:style-name="Table1.43">
          <table:table-cell table:style-name="Table1.A10" office:value-type="string">
            <text:p text:style-name="P118">Padělatelské náčiní</text:p>
          </table:table-cell>
          <table:table-cell table:style-name="Table1.A10" office:value-type="string">
            <text:p text:style-name="P141">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8">Léčitelské potřeby</text:p>
          </table:table-cell>
          <table:table-cell table:style-name="Table1.A10" office:value-type="string">
            <text:p text:style-name="P142">1 zl</text:p>
          </table:table-cell>
        </table:table-row>
        <table:table-row table:style-name="Table1.46">
          <table:table-cell table:style-name="Table1.A10" office:value-type="string">
            <text:p text:style-name="P118"><text:span text:style-name="T346">M</text:span>ast na otevřená zranění</text:p>
          </table:table-cell>
          <table:table-cell table:style-name="Table1.A10" office:value-type="string">
            <text:p text:style-name="P65"><text:span text:style-name="T220">2</text:span><text:span text:style-name="T353"> st za dávku</text:span></text:p>
          </table:table-cell>
        </table:table-row>
        <table:table-row table:style-name="Table1.47">
          <table:table-cell table:style-name="Table1.A10" office:value-type="string">
            <text:p text:style-name="P182">Mast na popáleniny</text:p>
          </table:table-cell>
          <table:table-cell table:style-name="Table1.A10" office:value-type="string">
            <text:p text:style-name="P65"><text:span text:style-name="T220">4</text:span><text:span text:style-name="T354"> st za dávku</text:span></text:p>
          </table:table-cell>
        </table:table-row>
        <table:table-row table:style-name="Table1.48">
          <table:table-cell table:style-name="Table1.A10" table:number-columns-spanned="2" office:value-type="string">
            <text:p text:style-name="Záhlaví_20_tabulky">Psací a malířské potřeby</text:p>
          </table:table-cell>
          <table:covered-table-cell/>
        </table:table-row>
        <table:table-row table:style-name="Table1.49">
          <table:table-cell table:style-name="Table1.A10" office:value-type="string">
            <text:p text:style-name="P118">Písařská souprava</text:p>
          </table:table-cell>
          <table:table-cell table:style-name="Table1.A10" office:value-type="string">
            <text:p text:style-name="P137">1 zl</text:p>
          </table:table-cell>
        </table:table-row>
        <table:table-row table:style-name="Table1.50">
          <table:table-cell table:style-name="Table1.A10" office:value-type="string">
            <text:p text:style-name="P118">Malířské potřeby <text:span text:style-name="T302">(plátna, štětce, barvy)</text:span></text:p>
          </table:table-cell>
          <table:table-cell table:style-name="Table1.A10" office:value-type="string">
            <text:p text:style-name="P169">2 zl</text:p>
          </table:table-cell>
        </table:table-row>
        <table:table-row table:style-name="Table1.51">
          <table:table-cell table:style-name="Table1.A10" table:number-columns-spanned="2" office:value-type="string">
            <text:p text:style-name="Záhlaví_20_tabulky">Hudební nástroje</text:p>
          </table:table-cell>
          <table:covered-table-cell/>
        </table:table-row>
        <table:table-row table:style-name="Table1.52">
          <table:table-cell table:style-name="Table1.A10" office:value-type="string">
            <text:p text:style-name="P118">Buben</text:p>
          </table:table-cell>
          <table:table-cell table:style-name="Table1.A10" office:value-type="string">
            <text:p text:style-name="P170">5 st</text:p>
          </table:table-cell>
        </table:table-row>
        <table:table-row table:style-name="Table1.53">
          <table:table-cell table:style-name="Table1.A10" office:value-type="string">
            <text:p text:style-name="P118">Citera</text:p>
          </table:table-cell>
          <table:table-cell table:style-name="Table1.A10" office:value-type="string">
            <text:p text:style-name="P170">2 zl</text:p>
          </table:table-cell>
        </table:table-row>
        <table:table-row table:style-name="Table1.54">
          <table:table-cell table:style-name="Table1.A10" office:value-type="string">
            <text:p text:style-name="P118">Dudy</text:p>
          </table:table-cell>
          <table:table-cell table:style-name="Table1.A10" office:value-type="string">
            <text:p text:style-name="P170">3 zl</text:p>
          </table:table-cell>
        </table:table-row>
        <table:table-row table:style-name="Table1.55">
          <table:table-cell table:style-name="Table1.A10" office:value-type="string">
            <text:p text:style-name="P118">Flétna</text:p>
          </table:table-cell>
          <table:table-cell table:style-name="Table1.A10" office:value-type="string">
            <text:p text:style-name="P170">2 st</text:p>
          </table:table-cell>
        </table:table-row>
        <table:table-row table:style-name="Table1.56">
          <table:table-cell table:style-name="Table1.A10" office:value-type="string">
            <text:p text:style-name="P118">Harfa</text:p>
          </table:table-cell>
          <table:table-cell table:style-name="Table1.A10" office:value-type="string">
            <text:p text:style-name="P170">3 zl</text:p>
          </table:table-cell>
        </table:table-row>
        <table:table-row table:style-name="Table1.57">
          <table:table-cell table:style-name="Table1.A10" office:value-type="string">
            <text:p text:style-name="P118">Loutna</text:p>
          </table:table-cell>
          <table:table-cell table:style-name="Table1.A10" office:value-type="string">
            <text:p text:style-name="P170">3 zl</text:p>
          </table:table-cell>
        </table:table-row>
        <table:table-row table:style-name="Table1.58">
          <table:table-cell table:style-name="Table1.A10" office:value-type="string">
            <text:p text:style-name="P118">Lyra</text:p>
          </table:table-cell>
          <table:table-cell table:style-name="Table1.A10" office:value-type="string">
            <text:p text:style-name="P170">3 zl</text:p>
          </table:table-cell>
        </table:table-row>
        <table:table-row table:style-name="Table1.59">
          <table:table-cell table:style-name="Table1.A10" office:value-type="string">
            <text:p text:style-name="P118">Píšťala</text:p>
          </table:table-cell>
          <table:table-cell table:style-name="Table1.A10" office:value-type="string">
            <text:p text:style-name="P170">2 st</text:p>
          </table:table-cell>
        </table:table-row>
        <table:table-row table:style-name="Table1.60">
          <table:table-cell table:style-name="Table1.A10" office:value-type="string">
            <text:p text:style-name="P119">Roh</text:p>
          </table:table-cell>
          <table:table-cell table:style-name="Table1.A10" office:value-type="string">
            <text:p text:style-name="P170">2 st</text:p>
          </table:table-cell>
        </table:table-row>
        <table:table-row table:style-name="Table1.61">
          <table:table-cell table:style-name="Table1.A10" table:number-columns-spanned="2" office:value-type="string">
            <text:p text:style-name="Záhlaví_20_tabulky">Skleněné zboží</text:p>
          </table:table-cell>
          <table:covered-table-cell/>
        </table:table-row>
        <table:table-row table:style-name="Table1.62">
          <table:table-cell table:style-name="Table1.A10" office:value-type="string">
            <text:p text:style-name="P118"><text:span text:style-name="T309">*</text:span>Zvětšovací sklo</text:p>
          </table:table-cell>
          <table:table-cell table:style-name="Table1.A10" office:value-type="string">
            <text:p text:style-name="P153">5 zl</text:p>
          </table:table-cell>
        </table:table-row>
        <table:table-row table:style-name="Table1.63">
          <table:table-cell table:style-name="Table1.A10" office:value-type="string">
            <text:p text:style-name="P154">*Dalekohled</text:p>
          </table:table-cell>
          <table:table-cell table:style-name="Table1.A10" office:value-type="string">
            <text:p text:style-name="P153">20 zl</text:p>
          </table:table-cell>
        </table:table-row>
        <table:table-row table:style-name="Table1.64">
          <table:table-cell table:style-name="Table1.A10" table:number-columns-spanned="2" office:value-type="string">
            <text:p text:style-name="Záhlaví_20_tabulky">Alchymistická výbava</text:p>
          </table:table-cell>
          <table:covered-table-cell/>
        </table:table-row>
        <table:table-row table:style-name="Table1.65">
          <table:table-cell table:style-name="Table1.A10" office:value-type="string">
            <text:p text:style-name="P118">Alchymistická aparatura</text:p>
          </table:table-cell>
          <table:table-cell table:style-name="Table1.A10" office:value-type="string">
            <text:p text:style-name="P145">10 zl</text:p>
          </table:table-cell>
        </table:table-row>
        <table:table-row table:style-name="Table1.66">
          <table:table-cell table:style-name="Table1.A10" office:value-type="string">
            <text:p text:style-name="P118">Alchymistická laboratoř</text:p>
          </table:table-cell>
          <table:table-cell table:style-name="Table1.A10" office:value-type="string">
            <text:p text:style-name="P145">100 zl</text:p>
          </table:table-cell>
        </table:table-row>
        <table:table-row table:style-name="Table1.67">
          <table:table-cell table:style-name="Table1.A10" office:value-type="string">
            <text:p text:style-name="P118">Alchymistické suroviny</text:p>
          </table:table-cell>
          <table:table-cell table:style-name="Table1.A10" office:value-type="string">
            <text:p text:style-name="P145">1 zl za 1 mag</text:p>
          </table:table-cell>
        </table:table-row>
        <table:table-row table:style-name="Table1.68">
          <table:table-cell table:style-name="Table1.A10" table:number-columns-spanned="2" office:value-type="string">
            <text:p text:style-name="Záhlaví_20_tabulky">Alchymistick<text:span text:style-name="T300">é</text:span> vý<text:span text:style-name="T300">robky</text:span></text:p>
          </table:table-cell>
          <table:covered-table-cell/>
        </table:table-row>
        <table:table-row table:style-name="Table1.69">
          <table:table-cell table:style-name="Table1.A10" office:value-type="string">
            <text:p text:style-name="P126">Léčivý lektvar</text:p>
          </table:table-cell>
          <table:table-cell table:style-name="Table1.A10" office:value-type="string">
            <text:p text:style-name="P145">2 zl</text:p>
          </table:table-cell>
        </table:table-row>
        <table:table-row table:style-name="Table1.70">
          <table:table-cell table:style-name="Table1.A10" office:value-type="string">
            <text:p text:style-name="P126">Petarda</text:p>
          </table:table-cell>
          <table:table-cell table:style-name="Table1.A10" office:value-type="string">
            <text:p text:style-name="P145">2 zl</text:p>
          </table:table-cell>
        </table:table-row>
        <table:table-row table:style-name="Table1.71">
          <table:table-cell table:style-name="Table1.A10" office:value-type="string">
            <text:p text:style-name="P126">Dýmovnice</text:p>
          </table:table-cell>
          <table:table-cell table:style-name="Table1.A10" office:value-type="string">
            <text:p text:style-name="P145">2 zl</text:p>
          </table:table-cell>
        </table:table-row>
        <text:soft-page-break/>
        <table:table-row table:style-name="Table1.72">
          <table:table-cell table:style-name="Table1.A10" office:value-type="string">
            <text:p text:style-name="P146">*Ostatní alchymistické výrobky</text:p>
          </table:table-cell>
          <table:table-cell table:style-name="Table1.A10" office:value-type="string">
            <text:p text:style-name="P145">2 * cena surovin</text:p>
          </table:table-cell>
        </table:table-row>
        <table:table-row table:style-name="Table1.73">
          <table:table-cell table:style-name="Table1.A10" table:number-columns-spanned="2" office:value-type="string">
            <text:p text:style-name="Záhlaví_20_tabulky">Hořlaviny a žíraviny</text:p>
          </table:table-cell>
          <table:covered-table-cell/>
        </table:table-row>
        <table:table-row table:style-name="Table1.74">
          <table:table-cell table:style-name="Table1.A10" office:value-type="string">
            <text:p text:style-name="P146">Láhev zápalného oleje</text:p>
          </table:table-cell>
          <table:table-cell table:style-name="Table1.A10" office:value-type="string">
            <text:p text:style-name="P147">5 st</text:p>
          </table:table-cell>
        </table:table-row>
        <table:table-row table:style-name="Table1.75">
          <table:table-cell table:style-name="Table1.A10" office:value-type="string">
            <text:p text:style-name="P146">Flakón s vitriolem</text:p>
          </table:table-cell>
          <table:table-cell table:style-name="Table1.A10" office:value-type="string">
            <text:p text:style-name="P147">1 zl</text:p>
          </table:table-cell>
        </table:table-row>
        <table:table-row table:style-name="Table1.76">
          <table:table-cell table:style-name="Table1.A10" table:number-columns-spanned="2" office:value-type="string">
            <text:p text:style-name="Záhlaví_20_tabulky">Jedy</text:p>
          </table:table-cell>
          <table:covered-table-cell/>
        </table:table-row>
        <table:table-row table:style-name="Table1.77">
          <table:table-cell table:style-name="Table1.A10" office:value-type="string">
            <text:p text:style-name="P146">Vlčí mor</text:p>
          </table:table-cell>
          <table:table-cell table:style-name="Table1.A10" office:value-type="string">
            <text:p text:style-name="P148">5 st za dávku</text:p>
          </table:table-cell>
        </table:table-row>
        <table:table-row table:style-name="Table1.78">
          <table:table-cell table:style-name="Table1.A10" office:value-type="string">
            <text:p text:style-name="P149">Jed ze zmije</text:p>
          </table:table-cell>
          <table:table-cell table:style-name="Table1.A10" office:value-type="string">
            <text:p text:style-name="P148">2 zl za dávku</text:p>
          </table:table-cell>
        </table:table-row>
        <table:table-row table:style-name="Table1.79">
          <table:table-cell table:style-name="Table1.A10" office:value-type="string">
            <text:p text:style-name="P149">Bol<text:span text:style-name="T310">e</text:span>hlav</text:p>
          </table:table-cell>
          <table:table-cell table:style-name="Table1.A10" office:value-type="string">
            <text:p text:style-name="P150">4 st za dávku</text:p>
          </table:table-cell>
        </table:table-row>
        <table:table-row table:style-name="Table1.80">
          <table:table-cell table:style-name="Table1.A10" office:value-type="string">
            <text:p text:style-name="P149">Muchomůrka zelená</text:p>
          </table:table-cell>
          <table:table-cell table:style-name="Table1.A10" office:value-type="string">
            <text:p text:style-name="P150">2 st za dávku</text:p>
          </table:table-cell>
        </table:table-row>
        <table:table-row table:style-name="Table1.81">
          <table:table-cell table:style-name="Table1.A10" office:value-type="string">
            <text:p text:style-name="P149">Jed z černé ropuchy</text:p>
          </table:table-cell>
          <table:table-cell table:style-name="Table1.A10" office:value-type="string">
            <text:p text:style-name="P62"><text:span text:style-name="T216">6</text:span><text:span text:style-name="T342"> st za dávku</text:span></text:p>
          </table:table-cell>
        </table:table-row>
        <table:table-row table:style-name="Table1.82">
          <table:table-cell table:style-name="Table1.A10" office:value-type="string">
            <text:p text:style-name="P180">*Arzenik</text:p>
          </table:table-cell>
          <table:table-cell table:style-name="Table1.A10" office:value-type="string">
            <text:p text:style-name="P181">6 zl za dávku</text:p>
          </table:table-cell>
        </table:table-row>
        <table:table-row table:style-name="Table1.83">
          <table:table-cell table:style-name="Table1.A10" office:value-type="string">
            <text:p text:style-name="P149">*Jed z kobry</text:p>
          </table:table-cell>
          <table:table-cell table:style-name="Table1.A10" office:value-type="string">
            <text:p text:style-name="P150">5 zl za dávku</text:p>
          </table:table-cell>
        </table:table-row>
        <table:table-row table:style-name="Table1.84">
          <table:table-cell table:style-name="Table1.A10" office:value-type="string">
            <text:p text:style-name="P151">*Kurare</text:p>
          </table:table-cell>
          <table:table-cell table:style-name="Table1.A10" office:value-type="string">
            <text:p text:style-name="P63"><text:span text:style-name="T217">2</text:span><text:span text:style-name="T343">0 zl za dávku</text:span></text:p>
          </table:table-cell>
        </table:table-row>
        <table:table-row table:style-name="Table1.85">
          <table:table-cell table:style-name="Table1.A10" office:value-type="string">
            <text:p text:style-name="P152"><text:span text:style-name="T344">*</text:span>Jed z pralesničky</text:p>
          </table:table-cell>
          <table:table-cell table:style-name="Table1.A10" office:value-type="string">
            <text:p text:style-name="P64"><text:span text:style-name="T218">1</text:span><text:span text:style-name="T219">0</text:span><text:span text:style-name="T343">0 zl za dávku</text:span></text:p>
          </table:table-cell>
        </table:table-row>
        <table:table-row table:style-name="Table1.86">
          <table:table-cell table:style-name="Table1.A10" table:number-columns-spanned="2" office:value-type="string">
            <text:p text:style-name="Záhlaví_20_tabulky"><text:span text:style-name="T325">Tažná, nákladní a j</text:span>ezdecká zvířata</text:p>
          </table:table-cell>
          <table:covered-table-cell/>
        </table:table-row>
        <table:table-row table:style-name="Table1.87">
          <table:table-cell table:style-name="Table1.A10" office:value-type="string">
            <text:p text:style-name="P175">Tažný pes</text:p>
          </table:table-cell>
          <table:table-cell table:style-name="Table1.A10" office:value-type="string">
            <text:p text:style-name="P176">1 zl</text:p>
          </table:table-cell>
        </table:table-row>
        <table:table-row table:style-name="Table1.88">
          <table:table-cell table:style-name="Table1.A10" office:value-type="string">
            <text:p text:style-name="P118">Osel nebo mula</text:p>
          </table:table-cell>
          <table:table-cell table:style-name="Table1.A10" office:value-type="string">
            <text:p text:style-name="P143">2 zl</text:p>
          </table:table-cell>
        </table:table-row>
        <table:table-row table:style-name="Table1.89">
          <table:table-cell table:style-name="Table1.A10" office:value-type="string">
            <text:p text:style-name="P118">Vůl, <text:span text:style-name="T326">kráva</text:span></text:p>
          </table:table-cell>
          <table:table-cell table:style-name="Table1.A10" office:value-type="string">
            <text:p text:style-name="P143">5 zl</text:p>
          </table:table-cell>
        </table:table-row>
        <table:table-row table:style-name="Table1.90">
          <table:table-cell table:style-name="Table1.A10" office:value-type="string">
            <text:p text:style-name="P173">Poník</text:p>
          </table:table-cell>
          <table:table-cell table:style-name="Table1.A10" office:value-type="string">
            <text:p text:style-name="P174">8 zl</text:p>
          </table:table-cell>
        </table:table-row>
        <table:table-row table:style-name="Table1.91">
          <table:table-cell table:style-name="Table1.A10" office:value-type="string">
            <text:p text:style-name="P118">Tažný kůň</text:p>
          </table:table-cell>
          <table:table-cell table:style-name="Table1.A10" office:value-type="string">
            <text:p text:style-name="P143">10 zl</text:p>
          </table:table-cell>
        </table:table-row>
        <table:table-row table:style-name="Table1.92">
          <table:table-cell table:style-name="Table1.A10" office:value-type="string">
            <text:p text:style-name="P118">Jezdecký kůň</text:p>
          </table:table-cell>
          <table:table-cell table:style-name="Table1.A10" office:value-type="string">
            <text:p text:style-name="P143">15 zl</text:p>
          </table:table-cell>
        </table:table-row>
        <table:table-row table:style-name="Table1.93">
          <table:table-cell table:style-name="Table1.A10" office:value-type="string">
            <text:p text:style-name="P118">*Válečný kůň</text:p>
          </table:table-cell>
          <table:table-cell table:style-name="Table1.A10" office:value-type="string">
            <text:p text:style-name="P143">30 zl</text:p>
          </table:table-cell>
        </table:table-row>
        <table:table-row table:style-name="Table1.94">
          <table:table-cell table:style-name="Table1.A10" office:value-type="string">
            <text:p text:style-name="P155"><text:span text:style-name="T334">*</text:span>Velbloud</text:p>
          </table:table-cell>
          <table:table-cell table:style-name="Table1.A10" office:value-type="string">
            <text:p text:style-name="P156">5 zl</text:p>
          </table:table-cell>
        </table:table-row>
        <table:table-row table:style-name="Table1.95">
          <table:table-cell table:style-name="Table1.A10" office:value-type="string">
            <text:p text:style-name="P171"><text:span text:style-name="T334">*</text:span>Slon</text:p>
          </table:table-cell>
          <table:table-cell table:style-name="Table1.A10" office:value-type="string">
            <text:p text:style-name="P172">25 zl</text:p>
          </table:table-cell>
        </table:table-row>
        <table:table-row table:style-name="Table1.96">
          <table:table-cell table:style-name="Table1.A10" table:number-columns-spanned="2" office:value-type="string">
            <text:p text:style-name="Záhlaví_20_tabulky">Dopravní prostředky</text:p>
          </table:table-cell>
          <table:covered-table-cell/>
        </table:table-row>
        <table:table-row table:style-name="Table1.97">
          <table:table-cell table:style-name="Table1.A10" office:value-type="string">
            <text:p text:style-name="P177">Sáně</text:p>
          </table:table-cell>
          <table:table-cell table:style-name="Table1.A10" office:value-type="string">
            <text:p text:style-name="P178">6 st</text:p>
          </table:table-cell>
        </table:table-row>
        <table:table-row table:style-name="Table1.98">
          <table:table-cell table:style-name="Table1.A10" office:value-type="string">
            <text:p text:style-name="P118">Kára nebo dvoukolák</text:p>
          </table:table-cell>
          <table:table-cell table:style-name="Table1.A10" office:value-type="string">
            <text:p text:style-name="P144">1 zl</text:p>
          </table:table-cell>
        </table:table-row>
        <table:table-row table:style-name="Table1.99">
          <table:table-cell table:style-name="Table1.A10" office:value-type="string">
            <text:p text:style-name="P118">Vůz</text:p>
          </table:table-cell>
          <table:table-cell table:style-name="Table1.A10" office:value-type="string">
            <text:p text:style-name="P144">5 zl</text:p>
          </table:table-cell>
        </table:table-row>
        <table:table-row table:style-name="Table1.100">
          <table:table-cell table:style-name="Table1.A10" office:value-type="string">
            <text:p text:style-name="P118">Kočár</text:p>
          </table:table-cell>
          <table:table-cell table:style-name="Table1.A10" office:value-type="string">
            <text:p text:style-name="P144">20 zl</text:p>
          </table:table-cell>
        </table:table-row>
        <table:table-row table:style-name="Table1.101">
          <table:table-cell table:style-name="Table1.A10" table:number-columns-spanned="2" office:value-type="string">
            <text:p text:style-name="Záhlaví_20_tabulky">Lodě</text:p>
          </table:table-cell>
          <table:covered-table-cell/>
        </table:table-row>
        <table:table-row table:style-name="Table1.102">
          <table:table-cell table:style-name="Table1.A10" office:value-type="string">
            <text:p text:style-name="P157">Loďka pro dvě osoby</text:p>
          </table:table-cell>
          <table:table-cell table:style-name="Table1.A10" office:value-type="string">
            <text:p text:style-name="P158">2 zl</text:p>
          </table:table-cell>
        </table:table-row>
        <table:table-row table:style-name="Table1.103">
          <table:table-cell table:style-name="Table1.A10" office:value-type="string">
            <text:p text:style-name="P157">Člun pro několik osob</text:p>
          </table:table-cell>
          <table:table-cell table:style-name="Table1.A10" office:value-type="string">
            <text:p text:style-name="P158">10 zl</text:p>
          </table:table-cell>
        </table:table-row>
        <table:table-row table:style-name="Table1.104">
          <table:table-cell table:style-name="Table1.A10" office:value-type="string">
            <text:p text:style-name="P157">Malá plachetnice</text:p>
          </table:table-cell>
          <table:table-cell table:style-name="Table1.A10" office:value-type="string">
            <text:p text:style-name="P158">50 zl</text:p>
          </table:table-cell>
        </table:table-row>
        <table:table-row table:style-name="Table1.105">
          <table:table-cell table:style-name="Table1.A10" office:value-type="string">
            <text:p text:style-name="P157">Malá obchodní loď</text:p>
          </table:table-cell>
          <table:table-cell table:style-name="Table1.A10" office:value-type="string">
            <text:p text:style-name="P61"><text:span text:style-name="T215">3</text:span><text:span text:style-name="T335">00 zl</text:span></text:p>
          </table:table-cell>
        </table:table-row>
        <table:table-row table:style-name="Table1.106">
          <table:table-cell table:style-name="Table1.A10" office:value-type="string">
            <text:p text:style-name="P157">Velká obchodní loď</text:p>
          </table:table-cell>
          <table:table-cell table:style-name="Table1.A10" office:value-type="string">
            <text:p text:style-name="P61"><text:span text:style-name="T215">6</text:span><text:span text:style-name="T335">00 zl</text:span></text:p>
          </table:table-cell>
        </table:table-row>
        <table:table-row table:style-name="Table1.107">
          <table:table-cell table:style-name="Table1.A10" office:value-type="string">
            <text:p text:style-name="P157">Malá válečná loď</text:p>
          </table:table-cell>
          <table:table-cell table:style-name="Table1.A10" office:value-type="string">
            <text:p text:style-name="P158"><text:span text:style-name="T311">5</text:span>00 zl</text:p>
          </table:table-cell>
        </table:table-row>
        <table:table-row table:style-name="Table1.108">
          <table:table-cell table:style-name="Table1.A10" office:value-type="string">
            <text:p text:style-name="P157">Velká válečná loď</text:p>
          </table:table-cell>
          <table:table-cell table:style-name="Table1.A10" office:value-type="string">
            <text:p text:style-name="P158"><text:span text:style-name="T311">2.0</text:span>00 zl</text:p>
          </table:table-cell>
        </table:table-row>
        <text:soft-page-break/>
        <table:table-row table:style-name="Table1.109">
          <table:table-cell table:style-name="Table1.A10" table:number-columns-spanned="2" office:value-type="string">
            <text:p text:style-name="Záhlaví_20_tabulky">Domy</text:p>
          </table:table-cell>
          <table:covered-table-cell/>
        </table:table-row>
        <table:table-row table:style-name="Table1.110">
          <table:table-cell table:style-name="Table1.A10" office:value-type="string">
            <text:p text:style-name="P157">Domek s jednou místností, lovecký srub</text:p>
          </table:table-cell>
          <table:table-cell table:style-name="Table1.A10" office:value-type="string">
            <text:p text:style-name="P161">20 zl</text:p>
          </table:table-cell>
        </table:table-row>
        <table:table-row table:style-name="Table1.111">
          <table:table-cell table:style-name="Table1.A10" office:value-type="string">
            <text:p text:style-name="P157">Malý dům</text:p>
          </table:table-cell>
          <table:table-cell table:style-name="Table1.A10" office:value-type="string">
            <text:p text:style-name="P162">100 zl</text:p>
          </table:table-cell>
        </table:table-row>
        <table:table-row table:style-name="Table1.112">
          <table:table-cell table:style-name="Table1.A10" office:value-type="string">
            <text:p text:style-name="P159">Obytná věž</text:p>
          </table:table-cell>
          <table:table-cell table:style-name="Table1.A10" office:value-type="string">
            <text:p text:style-name="P162">200 zl</text:p>
          </table:table-cell>
        </table:table-row>
        <table:table-row table:style-name="Table1.113">
          <table:table-cell table:style-name="Table1.A10" office:value-type="string">
            <text:p text:style-name="P157">Velký dům</text:p>
          </table:table-cell>
          <table:table-cell table:style-name="Table1.A10" office:value-type="string">
            <text:p text:style-name="P160">1.000 zl</text:p>
          </table:table-cell>
        </table:table-row>
        <table:table-row table:style-name="Table1.114">
          <table:table-cell table:style-name="Table1.A10" office:value-type="string">
            <text:p text:style-name="P159">Výstavní dům</text:p>
          </table:table-cell>
          <table:table-cell table:style-name="Table1.A10" office:value-type="string">
            <text:p text:style-name="P164">5.000 zl</text:p>
          </table:table-cell>
        </table:table-row>
        <table:table-row table:style-name="Table1.115">
          <table:table-cell table:style-name="Table1.A10" office:value-type="string">
            <text:p text:style-name="P159">Palác</text:p>
          </table:table-cell>
          <table:table-cell table:style-name="Table1.A10" office:value-type="string">
            <text:p text:style-name="P164">25.000 zl</text:p>
          </table:table-cell>
        </table:table-row>
        <table:table-row table:style-name="Table1.116">
          <table:table-cell table:style-name="Table1.A10" table:number-columns-spanned="2" office:value-type="string">
            <text:p text:style-name="Záhlaví_20_tabulky">Opevněné domy a hrady</text:p>
          </table:table-cell>
          <table:covered-table-cell/>
        </table:table-row>
        <table:table-row table:style-name="Table1.117">
          <table:table-cell table:style-name="Table1.A10" office:value-type="string">
            <text:p text:style-name="P159">Opevněný dům</text:p>
          </table:table-cell>
          <table:table-cell table:style-name="Table1.A10" office:value-type="string">
            <text:p text:style-name="P162">400 zl</text:p>
          </table:table-cell>
        </table:table-row>
        <table:table-row table:style-name="Table1.118">
          <table:table-cell table:style-name="Table1.A10" office:value-type="string">
            <text:p text:style-name="P157">Opevněná věž</text:p>
          </table:table-cell>
          <table:table-cell table:style-name="Table1.A10" office:value-type="string">
            <text:p text:style-name="P162">800 zl</text:p>
          </table:table-cell>
        </table:table-row>
        <table:table-row table:style-name="Table1.119">
          <table:table-cell table:style-name="Table1.A10" office:value-type="string">
            <text:p text:style-name="P157">Malá tvrz</text:p>
          </table:table-cell>
          <table:table-cell table:style-name="Table1.A10" office:value-type="string">
            <text:p text:style-name="P162">3.000 zl</text:p>
          </table:table-cell>
        </table:table-row>
        <table:table-row table:style-name="Table1.120">
          <table:table-cell table:style-name="Table1.A10" office:value-type="string">
            <text:p text:style-name="P159">Hrad</text:p>
          </table:table-cell>
          <table:table-cell table:style-name="Table1.A10" office:value-type="string">
            <text:p text:style-name="P161"><text:span text:style-name="T322">10</text:span>.000 zl</text:p>
          </table:table-cell>
        </table:table-row>
        <table:table-row table:style-name="Table1.121">
          <table:table-cell table:style-name="Table1.A121" office:value-type="string">
            <text:p text:style-name="P165">Pevnost</text:p>
          </table:table-cell>
          <table:table-cell table:style-name="Table1.A121" office:value-type="string">
            <text:p text:style-name="P163">30.000 zl</text:p>
          </table:table-cell>
        </table:table-row>
      </table:table>
      <text:h text:style-name="P197" text:outline-level="2">Zbraně, zbroje <text:span text:style-name="T82">a štíty</text:span></text:h>
      <text:p text:style-name="P28">Nebezpečí číhá v Dračáku na každém kroku, <text:span text:style-name="T317">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18">Lehké zbraně jsou vhodné pro postavy s vysokou Finesou, tedy typicky pro hraničáře, alchymisty a zloděje. </text:span>Kouzelníci jako jediní zbraň nutně nepotřebují, protože umí bojovat kouzly. <text:span text:style-name="T318">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19">Není také od věci mít alespoň jednu krátkou zbraň v záloze, třeba dýku nebo tesák, pro případ, že o svou hlavní zbraň přijdeš, nebo třeba když budeš zápasit s nějakou šelmou.</text:span></text:p>
      <text:h text:style-name="P203" text:outline-level="3"><text:soft-page-break/>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4" text:outline-level="3">Hořlaviny <text:span text:style-name="T287">a žíraviny</text:span></text:h>
      <text:p text:style-name="P25">Když potřebuješ něco spálit, můžeš použít i lampový olej, ale pak nebudeš mít čím svítit. Není tedy od věci si přibalit pár lahví zápalného oleje.</text:p>
      <text:p text:style-name="P189">Zápalný olej</text:p>
      <text:p text:style-name="P39"><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49">ohněm</text:span><text:span text:style-name="T111"> (odečítá se zbroj) a hoří několik minut. Uhašení zabere jedno kolo.</text:span></text:p>
      <text:p text:style-name="P189">Vitriol</text:p>
      <text:p text:style-name="P31"><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39">žíravinou</text:span><text:span text:style-name="T174"> </text:span><text:span text:style-name="T111">(odečítá se zbroj).</text:span></text:p>
      <text:h text:style-name="Heading_20_3" text:outline-level="3"><text:soft-page-break/>Střelné zbraně</text:h>
      <text:p text:style-name="P29"><text:span text:style-name="T316">Střelnou zbraň by sis</text:span> měl <text:span text:style-name="T316">určitě</text:span> <text:span text:style-name="T316">pořídit</text:span>, pokud máš vysokou Finesu. <text:span text:style-name="T316">Může se ale hodit i válečníkovi, protože nepřátelé občas útočí z dálky a není snadné se k nim dostat na blízko.</text:span></text:p>
      <text:h text:style-name="Heading_20_3" text:outline-level="3">Zbroje</text:h>
      <text:p text:style-name="P50"><text:span text:style-name="T339">Zbroj chrání před zraněním, takže nehledě na povolání uděláš dobře, když si nějakou pořídíš. Nepotřebuješ ji, pouze </text:span><text:span text:style-name="T153">p</text:span><text:span text:style-name="T154">okud</text:span><text:span text:style-name="T339"> jsi kouzelník a umíš kouzlo </text:span><text:span text:style-name="T245">neviditelná zbroj</text:span><text:span text:style-name="T314">.<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14"> /* TODO: odkaz */).</text:span></text:p>
      <text:h text:style-name="Heading_20_3" text:outline-level="3"><text:soft-page-break/>Štít</text:h>
      <text:p text:style-name="P37">Štítů, podobně jako zbrojí, existuje mnoho druhů a tvarů, <text:span text:style-name="T315">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24">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51">. </text:span><text:span text:style-name="T252">Zde</text:span><text:span text:style-name="T251"> si řekneme, jak </text:span><text:span text:style-name="T253">se</text:span><text:span text:style-name="T251"> k těm číslům do</text:span><text:span text:style-name="T253">šlo</text:span><text:span text:style-name="T251">.</text:span></text:p>
      <text:list xml:id="list1622670056" text:style-name="L3">
        <text:list-item>
          <text:p text:style-name="P207">Boj beze zbraně má zranění 0.</text:p>
        </text:list-item>
        <text:list-item>
          <text:p text:style-name="P208">Lehké zbraně mají základ zranění 1, těžké zbraně 2.</text:p>
        </text:list-item>
        <text:list-item>
          <text:p text:style-name="P208">Dvojručně držené zbraně mají zranění zvýšené o 1.</text:p>
        </text:list-item>
        <text:list-item>
          <text:p text:style-name="P207">Pokud máš dvě jednoruční zbraně, ke zranění té, kterou zrovna útočíš, přičti 1.</text:p>
        </text:list-item>
        <text:list-item>
          <text:p text:style-name="P209">Improvizované nebo primitivní zbraně (obušek, hůl, kámen, kyj, <text:span text:style-name="T340">noha od stolu</text:span> a podobně) mají zranění o 1 nižší.</text:p>
        </text:list-item>
      </text:list>
      <text:p text:style-name="P14"><text:soft-page-break/><text:span text:style-name="T254">Vrhací zbraně jsou vždy jednoruční. Střelné zbraně jsou naopak skoro vždy dvojruční. Luky a praky </text:span><text:span text:style-name="T114">m</text:span><text:span text:style-name="T115">ají zranění</text:span><text:span text:style-name="T254">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6">Z</text:span>bran<text:span text:style-name="T256">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3">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20"/>
          </table:table-cell>
          <table:table-cell table:style-name="ZbraněProBojZblízka.A3" office:value-type="string">
            <text:p text:style-name="P120">Žádná</text:p>
          </table:table-cell>
          <table:table-cell table:style-name="ZbraněProBojZblízka.A3" office:value-type="string">
            <text:p text:style-name="P60">0</text:p>
          </table:table-cell>
          <table:table-cell table:style-name="ZbraněProBojZblízka.A3" office:value-type="string">
            <text:p text:style-name="P60">-</text:p>
          </table:table-cell>
        </table:table-row>
        <table:table-row table:style-name="ZbraněProBojZblízka.4">
          <table:table-cell table:style-name="ZbraněProBojZblízka.A3" table:number-columns-spanned="4" office:value-type="string">
            <text:p text:style-name="Záhlaví_20_tabulky">Lehké <text:span text:style-name="T327">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6">
          <table:table-cell table:style-name="ZbraněProBojZblízka.A3" office:value-type="string">
            <text:p text:style-name="P81"/>
          </table:table-cell>
          <table:table-cell table:style-name="ZbraněProBojZblízka.A3" office:value-type="string">
            <text:p text:style-name="P81">Kámen, <text:span text:style-name="T257">pěstní klín</text:span>, <text:span text:style-name="T284">boxer</text:span></text:p>
          </table:table-cell>
          <table:table-cell table:style-name="ZbraněProBojZblízka.A3" office:value-type="string">
            <text:p text:style-name="P80">0</text:p>
          </table:table-cell>
          <table:table-cell table:style-name="ZbraněProBojZblízka.A3" office:value-type="string">
            <text:p text:style-name="P80">-</text:p>
          </table:table-cell>
        </table:table-row>
        <table:table-row table:style-name="ZbraněProBojZblízka.7">
          <table:table-cell table:style-name="ZbraněProBojZblízka.A3" office:value-type="string">
            <text:p text:style-name="P132"/>
          </table:table-cell>
          <table:table-cell table:style-name="ZbraněProBojZblízka.A3" office:value-type="string">
            <text:p text:style-name="P81">Majzlík, <text:span text:style-name="T258">bič</text:span>, <text:span text:style-name="T259">kotvička na provazu, dláto, </text:span><text:span text:style-name="T228">nůž</text:span><text:span text:style-name="T227">, </text:span><text:span text:style-name="T229">průbojník</text:span></text:p>
          </table:table-cell>
          <table:table-cell table:style-name="ZbraněProBojZblízka.A3" office:value-type="string">
            <text:p text:style-name="P76">0</text:p>
          </table:table-cell>
          <table:table-cell table:style-name="ZbraněProBojZblízka.A3" office:value-type="string">
            <text:p text:style-name="P80"><text:span text:style-name="T260">4</text:span> st</text:p>
          </table:table-cell>
        </table:table-row>
        <table:table-row table:style-name="ZbraněProBojZblízka.8">
          <table:table-cell table:style-name="ZbraněProBojZblízka.A3" office:value-type="string">
            <text:p text:style-name="P87"/>
          </table:table-cell>
          <table:table-cell table:style-name="ZbraněProBojZblízka.A3" office:value-type="string">
            <text:p text:style-name="P120"><text:span text:style-name="T18">Dýka, </text:span><text:span text:style-name="T19">tesák</text:span></text:p>
          </table:table-cell>
          <table:table-cell table:style-name="ZbraněProBojZblízka.A3" office:value-type="string">
            <text:p text:style-name="P67">1</text:p>
          </table:table-cell>
          <table:table-cell table:style-name="ZbraněProBojZblízka.A3" office:value-type="string">
            <text:p text:style-name="P82"><text:span text:style-name="T261">1</text:span> <text:span text:style-name="T261">zl</text:span></text:p>
          </table:table-cell>
        </table:table-row>
        <table:table-row table:style-name="ZbraněProBojZblízka.9">
          <table:table-cell table:style-name="ZbraněProBojZblízka.A3" office:value-type="string">
            <text:p text:style-name="P127"/>
          </table:table-cell>
          <table:table-cell table:style-name="ZbraněProBojZblízka.A3" office:value-type="string">
            <text:p text:style-name="P127">Šavle, krátký meč</text:p>
          </table:table-cell>
          <table:table-cell table:style-name="ZbraněProBojZblízka.A3" office:value-type="string">
            <text:p text:style-name="P68">1</text:p>
          </table:table-cell>
          <table:table-cell table:style-name="ZbraněProBojZblízka.A3" office:value-type="string">
            <text:p text:style-name="P82"><text:span text:style-name="T285">2</text:span> zl</text:p>
          </table:table-cell>
        </table:table-row>
        <table:table-row table:style-name="ZbraněProBojZblízka.10">
          <table:table-cell table:style-name="ZbraněProBojZblízka.A3" table:number-columns-spanned="2" office:value-type="string">
            <text:p text:style-name="P125">Dvojruční</text:p>
          </table:table-cell>
          <table:covered-table-cell/>
          <table:table-cell table:style-name="ZbraněProBojZblízka.A3" office:value-type="string">
            <text:p text:style-name="P67"/>
          </table:table-cell>
          <table:table-cell table:style-name="ZbraněProBojZblízka.A3" office:value-type="string">
            <text:p text:style-name="P82"/>
          </table:table-cell>
        </table:table-row>
        <table:table-row table:style-name="ZbraněProBojZblízka.11">
          <table:table-cell table:style-name="ZbraněProBojZblízka.A3" office:value-type="string">
            <text:p text:style-name="P83"/>
          </table:table-cell>
          <table:table-cell table:style-name="ZbraněProBojZblízka.A3" office:value-type="string">
            <text:p text:style-name="P83"><text:span text:style-name="T262">H</text:span>ůl</text:p>
          </table:table-cell>
          <table:table-cell table:style-name="ZbraněProBojZblízka.A3" office:value-type="string">
            <text:p text:style-name="P77">1</text:p>
          </table:table-cell>
          <table:table-cell table:style-name="ZbraněProBojZblízka.A3" office:value-type="string">
            <text:p text:style-name="P93">1 st</text:p>
          </table:table-cell>
        </table:table-row>
        <table:table-row table:style-name="ZbraněProBojZblízka.12">
          <table:table-cell table:style-name="ZbraněProBojZblízka.A3" office:value-type="string">
            <text:p text:style-name="P83"/>
          </table:table-cell>
          <table:table-cell table:style-name="ZbraněProBojZblízka.A3" office:value-type="string">
            <text:p text:style-name="P88">Lopata, motyka, vidle</text:p>
          </table:table-cell>
          <table:table-cell table:style-name="ZbraněProBojZblízka.A3" office:value-type="string">
            <text:p text:style-name="P77">1</text:p>
          </table:table-cell>
          <table:table-cell table:style-name="ZbraněProBojZblízka.A3" office:value-type="string">
            <text:p text:style-name="P93">1 <text:span text:style-name="T263">zl</text:span></text:p>
          </table:table-cell>
        </table:table-row>
        <table:table-row table:style-name="ZbraněProBojZblízka.13">
          <table:table-cell table:style-name="ZbraněProBojZblízka.A3" office:value-type="string">
            <text:p text:style-name="P96"/>
          </table:table-cell>
          <table:table-cell table:style-name="ZbraněProBojZblízka.A3" office:value-type="string">
            <text:p text:style-name="P96">Kopí, trojzubec</text:p>
          </table:table-cell>
          <table:table-cell table:style-name="ZbraněProBojZblízka.A3" office:value-type="string">
            <text:p text:style-name="P77">2</text:p>
          </table:table-cell>
          <table:table-cell table:style-name="ZbraněProBojZblízka.A3" office:value-type="string">
            <text:p text:style-name="P82">1 <text:span text:style-name="T264">zl</text:span></text:p>
          </table:table-cell>
        </table:table-row>
        <table:table-row table:style-name="ZbraněProBojZblízka.14">
          <table:table-cell table:style-name="ZbraněProBojZblízka.A3" table:number-columns-spanned="4" office:value-type="string">
            <text:p text:style-name="P125">Speciální</text:p>
          </table:table-cell>
          <table:covered-table-cell/>
          <table:covered-table-cell/>
          <table:covered-table-cell/>
        </table:table-row>
        <table:table-row table:style-name="ZbraněProBojZblízka.15">
          <table:table-cell table:style-name="ZbraněProBojZblízka.A3" office:value-type="string">
            <text:p text:style-name="P86"/>
          </table:table-cell>
          <table:table-cell table:style-name="ZbraněProBojZblízka.A3" office:value-type="string">
            <text:p text:style-name="P86">Síť**</text:p>
          </table:table-cell>
          <table:table-cell table:style-name="ZbraněProBojZblízka.A3" office:value-type="string">
            <text:p text:style-name="P128">-</text:p>
          </table:table-cell>
          <table:table-cell table:style-name="ZbraněProBojZblízka.A3" office:value-type="string">
            <text:p text:style-name="P129">1 st</text:p>
          </table:table-cell>
        </table:table-row>
        <table:table-row table:style-name="ZbraněProBojZblízka.16">
          <table:table-cell table:style-name="ZbraněProBojZblízka.A3" table:number-columns-spanned="4" office:value-type="string">
            <text:p text:style-name="Záhlaví_20_tabulky">Těžké <text:span text:style-name="T327">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18">
          <table:table-cell table:style-name="ZbraněProBojZblízka.A3" office:value-type="string">
            <text:p text:style-name="P120"/>
          </table:table-cell>
          <table:table-cell table:style-name="ZbraněProBojZblízka.A3" office:value-type="string">
            <text:p text:style-name="P120">Kyj</text:p>
          </table:table-cell>
          <table:table-cell table:style-name="ZbraněProBojZblízka.A3" office:value-type="string">
            <text:p text:style-name="P68">1</text:p>
          </table:table-cell>
          <table:table-cell table:style-name="ZbraněProBojZblízka.A3" office:value-type="string">
            <text:p text:style-name="P97">1 st</text:p>
          </table:table-cell>
        </table:table-row>
        <table:table-row table:style-name="ZbraněProBojZblízka.19">
          <table:table-cell table:style-name="ZbraněProBojZblízka.A3" office:value-type="string">
            <text:p text:style-name="P98"/>
          </table:table-cell>
          <table:table-cell table:style-name="ZbraněProBojZblízka.A3" office:value-type="string">
            <text:p text:style-name="P98">Kladivo, sekera, <text:span text:style-name="T266">páčidlo</text:span></text:p>
          </table:table-cell>
          <table:table-cell table:style-name="ZbraněProBojZblízka.A3" office:value-type="string">
            <text:p text:style-name="P68">1</text:p>
          </table:table-cell>
          <table:table-cell table:style-name="ZbraněProBojZblízka.A3" office:value-type="string">
            <text:p text:style-name="P82">1 <text:span text:style-name="T267">zl</text:span></text:p>
          </table:table-cell>
        </table:table-row>
        <table:table-row table:style-name="ZbraněProBojZblízka.20">
          <table:table-cell table:style-name="ZbraněProBojZblízka.A3" office:value-type="string">
            <text:p text:style-name="P120"/>
          </table:table-cell>
          <table:table-cell table:style-name="ZbraněProBojZblízka.A3" office:value-type="string">
            <text:p text:style-name="P120"><text:span text:style-name="T268">Meč, bojová s</text:span>ekera, <text:span text:style-name="T269">palcát, řemdih, bojové kladivo, biják</text:span></text:p>
          </table:table-cell>
          <table:table-cell table:style-name="ZbraněProBojZblízka.A3" office:value-type="string">
            <text:p text:style-name="P68">2</text:p>
          </table:table-cell>
          <table:table-cell table:style-name="ZbraněProBojZblízka.A3" office:value-type="string">
            <text:p text:style-name="P82"><text:span text:style-name="T265">3</text:span> zl</text:p>
          </table:table-cell>
        </table:table-row>
        <table:table-row table:style-name="ZbraněProBojZblízka.21">
          <table:table-cell table:style-name="ZbraněProBojZblízka.A3" table:number-columns-spanned="4" office:value-type="string">
            <text:p text:style-name="P125">Jedenapůlruční</text:p>
          </table:table-cell>
          <table:covered-table-cell/>
          <table:covered-table-cell/>
          <table:covered-table-cell/>
        </table:table-row>
        <table:table-row table:style-name="ZbraněProBojZblízka.22">
          <table:table-cell table:style-name="ZbraněProBojZblízka.A3" office:value-type="string">
            <text:p text:style-name="P130"/>
          </table:table-cell>
          <table:table-cell table:style-name="ZbraněProBojZblízka.A3" office:value-type="string">
            <text:p text:style-name="P130">Řetěz</text:p>
          </table:table-cell>
          <table:table-cell table:style-name="ZbraněProBojZblízka.A3" office:value-type="string">
            <text:p text:style-name="P131">1/2</text:p>
          </table:table-cell>
          <table:table-cell table:style-name="ZbraněProBojZblízka.A3" office:value-type="string">
            <text:p text:style-name="P121">1 zl</text:p>
          </table:table-cell>
        </table:table-row>
        <table:table-row table:style-name="ZbraněProBojZblízka.23">
          <table:table-cell table:style-name="ZbraněProBojZblízka.A3" office:value-type="string">
            <text:p text:style-name="P123"/>
          </table:table-cell>
          <table:table-cell table:style-name="ZbraněProBojZblízka.A3" office:value-type="string">
            <text:p text:style-name="P123">Dlouhý meč</text:p>
          </table:table-cell>
          <table:table-cell table:style-name="ZbraněProBojZblízka.A3" office:value-type="string">
            <text:p text:style-name="P75">2/3</text:p>
          </table:table-cell>
          <table:table-cell table:style-name="ZbraněProBojZblízka.A3" office:value-type="string">
            <text:p text:style-name="P124">6 zl</text:p>
          </table:table-cell>
        </table:table-row>
        <table:table-row table:style-name="ZbraněProBojZblízka.24">
          <table:table-cell table:style-name="ZbraněProBojZblízka.A3" table:number-columns-spanned="4" office:value-type="string">
            <text:p text:style-name="P125">Dvojruční</text:p>
          </table:table-cell>
          <table:covered-table-cell/>
          <table:covered-table-cell/>
          <table:covered-table-cell/>
        </table:table-row>
        <table:table-row table:style-name="ZbraněProBojZblízka.25">
          <table:table-cell table:style-name="ZbraněProBojZblízka.A3" office:value-type="string">
            <text:p text:style-name="P94"/>
          </table:table-cell>
          <table:table-cell table:style-name="ZbraněProBojZblízka.A3" office:value-type="string">
            <text:p text:style-name="P95"><text:span text:style-name="T286">Dvojruční</text:span> kyj, <text:span text:style-name="T270">dvoj</text:span>ruční palice, <text:s/><text:span text:style-name="T267">krumpáč</text:span></text:p>
          </table:table-cell>
          <table:table-cell table:style-name="ZbraněProBojZblízka.A3" office:value-type="string">
            <text:p text:style-name="P68">2</text:p>
          </table:table-cell>
          <table:table-cell table:style-name="ZbraněProBojZblízka.A3" office:value-type="string">
            <text:p text:style-name="P93">5 st</text:p>
          </table:table-cell>
        </table:table-row>
        <table:table-row table:style-name="ZbraněProBojZblízka.26">
          <table:table-cell table:style-name="ZbraněProBojZblízka.A3" office:value-type="string">
            <text:p text:style-name="P89"/>
          </table:table-cell>
          <table:table-cell table:style-name="ZbraněProBojZblízka.A3" office:value-type="string">
            <text:p text:style-name="P120"><text:span text:style-name="T20">Dvoj</text:span><text:span text:style-name="T230">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8">3</text:p>
          </table:table-cell>
          <table:table-cell table:style-name="ZbraněProBojZblízka.A3" office:value-type="string">
            <text:p text:style-name="P82">6 zl</text:p>
          </table:table-cell>
        </table:table-row>
        <table:table-row table:style-name="ZbraněProBojZblízka.27">
          <table:table-cell table:style-name="ZbraněProBojZblízka.A27" office:value-type="string">
            <text:p text:style-name="P122"/>
          </table:table-cell>
          <table:table-cell table:style-name="ZbraněProBojZblízka.A27" office:value-type="string">
            <text:p text:style-name="P122">Dvojruční meč</text:p>
          </table:table-cell>
          <table:table-cell table:style-name="ZbraněProBojZblízka.A27" office:value-type="string">
            <text:p text:style-name="P78">3</text:p>
          </table:table-cell>
          <table:table-cell table:style-name="ZbraněProBojZblízka.A27" office:value-type="string">
            <text:p text:style-name="P121">8 zl</text:p>
          </table:table-cell>
        </table:table-row>
      </table:table>
      <text:p text:style-name="P184"><text:span text:style-name="T283">* </text:span><text:span text:style-name="T222">P</text:span><text:span text:style-name="T223">řed lomítkem je zranění při jednoručním držení, za lomítkem při obouručním.</text:span></text:p>
      <text:p text:style-name="P183"><text:soft-page-break/><text:span text:style-name="T285">**</text:span> <text:span text:style-name="T221">S</text:span><text:span text:style-name="T222">íť sama o sobě nezraňuje, můžeš do ní ale protivníka zamotat a tím ho znevýhodnit</text:span><text:span text:style-name="T283">.</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0">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28"> zbraně</text:span></text:p>
          </table:table-cell>
          <table:covered-table-cell/>
          <table:covered-table-cell/>
          <table:covered-table-cell/>
        </table:table-row>
        <table:table-row table:style-name="StřelnéAVrhacíZbraně.4">
          <table:table-cell table:style-name="StřelnéAVrhacíZbraně.A3" office:value-type="string">
            <text:p text:style-name="P84">Kámen</text:p>
          </table:table-cell>
          <table:table-cell table:style-name="StřelnéAVrhacíZbraně.A3" office:value-type="string">
            <text:p text:style-name="P66">0</text:p>
          </table:table-cell>
          <table:table-cell table:style-name="StřelnéAVrhacíZbraně.A3" office:value-type="string">
            <text:p text:style-name="P100">krátký</text:p>
          </table:table-cell>
          <table:table-cell table:style-name="StřelnéAVrhacíZbraně.A3" office:value-type="string">
            <text:p text:style-name="P99">-</text:p>
          </table:table-cell>
        </table:table-row>
        <table:table-row table:style-name="StřelnéAVrhacíZbraně.5">
          <table:table-cell table:style-name="StřelnéAVrhacíZbraně.A3" office:value-type="string">
            <text:p text:style-name="P92"><text:span text:style-name="T271">Vrhací nůž</text:span><text:span text:style-name="T272">, vrhací dýka, </text:span><text:span text:style-name="T273">vrhací šipka</text:span></text:p>
          </table:table-cell>
          <table:table-cell table:style-name="StřelnéAVrhacíZbraně.A3" office:value-type="string">
            <text:p text:style-name="P66">1</text:p>
          </table:table-cell>
          <table:table-cell table:style-name="StřelnéAVrhacíZbraně.A3" office:value-type="string">
            <text:p text:style-name="P101">krátký</text:p>
          </table:table-cell>
          <table:table-cell table:style-name="StřelnéAVrhacíZbraně.A3" office:value-type="string">
            <text:p text:style-name="P82"><text:span text:style-name="T274">5</text:span> <text:span text:style-name="T274">st</text:span></text:p>
          </table:table-cell>
        </table:table-row>
        <table:table-row table:style-name="StřelnéAVrhacíZbraně.6">
          <table:table-cell table:style-name="StřelnéAVrhacíZbraně.A3" table:number-columns-spanned="4" office:value-type="string">
            <text:p text:style-name="Záhlaví_20_tabulky">Těžké <text:span text:style-name="T276">vrhací</text:span> <text:span text:style-name="T327">zbraně</text:span></text:p>
          </table:table-cell>
          <table:covered-table-cell/>
          <table:covered-table-cell/>
          <table:covered-table-cell/>
        </table:table-row>
        <table:table-row table:style-name="StřelnéAVrhacíZbraně.7">
          <table:table-cell table:style-name="StřelnéAVrhacíZbraně.A3" office:value-type="string">
            <text:p text:style-name="P104">Oštěp</text:p>
          </table:table-cell>
          <table:table-cell table:style-name="StřelnéAVrhacíZbraně.A3" office:value-type="string">
            <text:p text:style-name="P69">2</text:p>
          </table:table-cell>
          <table:table-cell table:style-name="StřelnéAVrhacíZbraně.A3" office:value-type="string">
            <text:p text:style-name="P102">střední</text:p>
          </table:table-cell>
          <table:table-cell table:style-name="StřelnéAVrhacíZbraně.A3" office:value-type="string">
            <text:p text:style-name="P105"><text:span text:style-name="T275">6</text:span> st</text:p>
          </table:table-cell>
        </table:table-row>
        <table:table-row table:style-name="StřelnéAVrhacíZbraně.8">
          <table:table-cell table:style-name="StřelnéAVrhacíZbraně.A3" office:value-type="string">
            <text:p text:style-name="P85">Vrhací sekera, <text:span text:style-name="T282">vrhací kladivo</text:span></text:p>
          </table:table-cell>
          <table:table-cell table:style-name="StřelnéAVrhacíZbraně.A3" office:value-type="string">
            <text:p text:style-name="P70">2</text:p>
          </table:table-cell>
          <table:table-cell table:style-name="StřelnéAVrhacíZbraně.A3" office:value-type="string">
            <text:p text:style-name="P102">krátký</text:p>
          </table:table-cell>
          <table:table-cell table:style-name="StřelnéAVrhacíZbraně.A3" office:value-type="string">
            <text:p text:style-name="P106">1 zl</text:p>
          </table:table-cell>
        </table:table-row>
        <table:table-row table:style-name="StřelnéAVrhacíZbraně.9">
          <table:table-cell table:style-name="StřelnéAVrhacíZbraně.A3" office:value-type="string">
            <text:p text:style-name="P91">Vrhací disk (čakram)</text:p>
          </table:table-cell>
          <table:table-cell table:style-name="StřelnéAVrhacíZbraně.A3" office:value-type="string">
            <text:p text:style-name="P79">2</text:p>
          </table:table-cell>
          <table:table-cell table:style-name="StřelnéAVrhacíZbraně.A3" office:value-type="string">
            <text:p text:style-name="P179">krátký</text:p>
          </table:table-cell>
          <table:table-cell table:style-name="StřelnéAVrhacíZbraně.A3" office:value-type="string">
            <text:p text:style-name="P179">2 zl</text:p>
          </table:table-cell>
        </table:table-row>
        <table:table-row table:style-name="StřelnéAVrhacíZbraně.10">
          <table:table-cell table:style-name="StřelnéAVrhacíZbraně.A3" table:number-columns-spanned="4" office:value-type="string">
            <text:p text:style-name="Záhlaví_20_tabulky"><text:span text:style-name="T329">Speciální</text:span> <text:span text:style-name="T276">vrhací</text:span> <text:span text:style-name="T327">zbraně</text:span></text:p>
          </table:table-cell>
          <table:covered-table-cell/>
          <table:covered-table-cell/>
          <table:covered-table-cell/>
        </table:table-row>
        <table:table-row table:style-name="StřelnéAVrhacíZbraně.11">
          <table:table-cell table:style-name="StřelnéAVrhacíZbraně.A3" office:value-type="string">
            <text:p text:style-name="P90">Láhev zápalného oleje</text:p>
          </table:table-cell>
          <table:table-cell table:style-name="StřelnéAVrhacíZbraně.A3" office:value-type="string">
            <text:p text:style-name="P166"><text:span text:style-name="T330">3</text:span><text:span text:style-name="T331">kz </text:span><text:span text:style-name="T250">ohněm</text:span><text:span text:style-name="T331"> </text:span><text:span text:style-name="T332">za kolo</text:span></text:p>
          </table:table-cell>
          <table:table-cell table:style-name="StřelnéAVrhacíZbraně.A3" office:value-type="string">
            <text:p text:style-name="P103">krátký</text:p>
          </table:table-cell>
          <table:table-cell table:style-name="StřelnéAVrhacíZbraně.A3" office:value-type="string">
            <text:p text:style-name="P167">5 st</text:p>
          </table:table-cell>
        </table:table-row>
        <table:table-row table:style-name="StřelnéAVrhacíZbraně.12">
          <table:table-cell table:style-name="StřelnéAVrhacíZbraně.A3" office:value-type="string">
            <text:p text:style-name="P90">Flakónek s vitriolem</text:p>
          </table:table-cell>
          <table:table-cell table:style-name="StřelnéAVrhacíZbraně.A3" office:value-type="string">
            <text:p text:style-name="P166"><text:span text:style-name="T333">4kz </text:span><text:span text:style-name="T240">žíravinou</text:span></text:p>
          </table:table-cell>
          <table:table-cell table:style-name="StřelnéAVrhacíZbraně.A3" office:value-type="string">
            <text:p text:style-name="P103">krátký</text:p>
          </table:table-cell>
          <table:table-cell table:style-name="StřelnéAVrhacíZbraně.A3" office:value-type="string">
            <text:p text:style-name="P167">1 zl</text:p>
          </table:table-cell>
        </table:table-row>
        <table:table-row table:style-name="StřelnéAVrhacíZbraně.13">
          <table:table-cell table:style-name="StřelnéAVrhacíZbraně.A3" table:number-columns-spanned="4" office:value-type="string">
            <text:p text:style-name="Záhlaví_20_tabulky">Střelné<text:span text:style-name="T328"> zbraně</text:span></text:p>
          </table:table-cell>
          <table:covered-table-cell/>
          <table:covered-table-cell/>
          <table:covered-table-cell/>
        </table:table-row>
        <table:table-row table:style-name="StřelnéAVrhacíZbraně.14">
          <table:table-cell table:style-name="StřelnéAVrhacíZbraně.A3" office:value-type="string">
            <text:p text:style-name="P108">Foukačka* (1 kolo nabíjení)</text:p>
          </table:table-cell>
          <table:table-cell table:style-name="StřelnéAVrhacíZbraně.A3" office:value-type="string">
            <text:p text:style-name="P107">-</text:p>
          </table:table-cell>
          <table:table-cell table:style-name="StřelnéAVrhacíZbraně.A3" office:value-type="string">
            <text:p text:style-name="P107">krátký</text:p>
          </table:table-cell>
          <table:table-cell table:style-name="StřelnéAVrhacíZbraně.A3" office:value-type="string">
            <text:p text:style-name="P107">1 st</text:p>
          </table:table-cell>
        </table:table-row>
        <table:table-row table:style-name="StřelnéAVrhacíZbraně.15">
          <table:table-cell table:style-name="StřelnéAVrhacíZbraně.A3" office:value-type="string">
            <text:p text:style-name="P110">Prak</text:p>
          </table:table-cell>
          <table:table-cell table:style-name="StřelnéAVrhacíZbraně.A3" office:value-type="string">
            <text:p text:style-name="P74">1</text:p>
          </table:table-cell>
          <table:table-cell table:style-name="StřelnéAVrhacíZbraně.A3" office:value-type="string">
            <text:p text:style-name="P109">střední</text:p>
          </table:table-cell>
          <table:table-cell table:style-name="StřelnéAVrhacíZbraně.A3" office:value-type="string">
            <text:p text:style-name="P111">1 st</text:p>
          </table:table-cell>
        </table:table-row>
        <table:table-row table:style-name="StřelnéAVrhacíZbraně.16">
          <table:table-cell table:style-name="StřelnéAVrhacíZbraně.A3" office:value-type="string">
            <text:p text:style-name="P113">Krátký luk</text:p>
          </table:table-cell>
          <table:table-cell table:style-name="StřelnéAVrhacíZbraně.A3" office:value-type="string">
            <text:p text:style-name="P73">2</text:p>
          </table:table-cell>
          <table:table-cell table:style-name="StřelnéAVrhacíZbraně.A3" office:value-type="string">
            <text:p text:style-name="P112">střední</text:p>
          </table:table-cell>
          <table:table-cell table:style-name="StřelnéAVrhacíZbraně.A3" office:value-type="string">
            <text:p text:style-name="P114">6 st</text:p>
          </table:table-cell>
        </table:table-row>
        <table:table-row table:style-name="StřelnéAVrhacíZbraně.17">
          <table:table-cell table:style-name="StřelnéAVrhacíZbraně.A3" office:value-type="string">
            <text:p text:style-name="P116"><text:span text:style-name="T23">Dlouhý l</text:span><text:span text:style-name="T4">uk</text:span></text:p>
          </table:table-cell>
          <table:table-cell table:style-name="StřelnéAVrhacíZbraně.A3" office:value-type="string">
            <text:p text:style-name="P72">2</text:p>
          </table:table-cell>
          <table:table-cell table:style-name="StřelnéAVrhacíZbraně.A3" office:value-type="string">
            <text:p text:style-name="P109">dlouhý</text:p>
          </table:table-cell>
          <table:table-cell table:style-name="StřelnéAVrhacíZbraně.A3" office:value-type="string">
            <text:p text:style-name="P117"><text:span text:style-name="T278">2</text:span> zl</text:p>
          </table:table-cell>
        </table:table-row>
        <table:table-row table:style-name="StřelnéAVrhacíZbraně.18">
          <table:table-cell table:style-name="StřelnéAVrhacíZbraně.A18" office:value-type="string">
            <text:p text:style-name="P120"><text:span text:style-name="T281">Kuše (</text:span><text:span text:style-name="T214">1</text:span><text:span text:style-name="T281"> kol</text:span><text:span text:style-name="T40">o</text:span><text:span text:style-name="T281"> nabíjení)</text:span></text:p>
          </table:table-cell>
          <table:table-cell table:style-name="StřelnéAVrhacíZbraně.A18" office:value-type="string">
            <text:p text:style-name="P71">3</text:p>
          </table:table-cell>
          <table:table-cell table:style-name="StřelnéAVrhacíZbraně.A18" office:value-type="string">
            <text:p text:style-name="P109">střední</text:p>
          </table:table-cell>
          <table:table-cell table:style-name="StřelnéAVrhacíZbraně.A18" office:value-type="string">
            <text:p text:style-name="P115"><text:span text:style-name="T277">5</text:span> zl</text:p>
          </table:table-cell>
        </table:table-row>
      </table:table>
      <text:p text:style-name="P185">*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79">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9">1</text:p>
          </table:table-cell>
          <table:table-cell table:style-name="Zbroje.A3" office:value-type="string">
            <text:p text:style-name="P59">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9">1</text:p>
          </table:table-cell>
          <table:table-cell table:style-name="Zbroje.A4" office:value-type="string">
            <text:p text:style-name="P59">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9">2</text:p>
          </table:table-cell>
          <table:table-cell table:style-name="Zbroje.A5" office:value-type="string">
            <text:p text:style-name="P59">10 zl</text:p>
          </table:table-cell>
        </table:table-row>
      </table:table>
      <text:h text:style-name="Heading_20_2" text:outline-level="2"><text:soft-page-break/>Užitečné dro<text:span text:style-name="T320">b</text:span>nosti</text:h>
      <text:p text:style-name="P36">Kromě výbavy uvedené v ceníku si můžeš napsat několik věcí z následujícího seznamu, nebo cokoliv dalšího tě napadne, pokud je to drobnost v ceně v ceně několika měďáků či stříbrňáků:</text:p>
      <text:p text:style-name="P193"><text:span text:style-name="T345">Balíček karet, břitva, dýmka, háček na ryby, hrací kostky, křída, kupecké váhy, </text:span><text:span text:style-name="T145">k</text:span><text:span text:style-name="T146">us drátu</text:span><text:span text:style-name="T323">,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8T13:51:29.770000000</dc:date>
    <meta:print-date>2113-01-01T00:00:00</meta:print-date>
    <meta:editing-cycles>21782</meta:editing-cycles>
    <meta:editing-duration>P64DT14H39M50S</meta:editing-duration>
    <meta:generator>LibreOffice/6.3.2.2$Windows_X86_64 LibreOffice_project/98b30e735bda24bc04ab42594c85f7fd8be07b9c</meta:generator>
    <dc:creator>York </dc:creator>
    <meta:document-statistic meta:table-count="4" meta:image-count="0" meta:object-count="0" meta:page-count="24" meta:paragraph-count="516" meta:word-count="4102" meta:character-count="24130" meta:non-whitespace-character-count="20528"/>
  </office:meta>
</office:document-meta>
</file>